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10a6d09" officeooo:paragraph-rsid="010a6d09" style:font-style-asian="italic" style:font-style-complex="italic"/>
    </style:style>
    <style:style style:name="P2" style:family="paragraph" style:parent-style-name="Standard">
      <style:text-properties fo:font-style="normal" officeooo:rsid="0107de22" officeooo:paragraph-rsid="0107de22" style:font-style-asian="normal" style:font-style-complex="normal"/>
    </style:style>
    <style:style style:name="P3" style:family="paragraph" style:parent-style-name="Standard">
      <style:text-properties fo:font-style="normal" officeooo:rsid="0108027c" officeooo:paragraph-rsid="0108027c" style:font-style-asian="normal" style:font-style-complex="normal"/>
    </style:style>
    <style:style style:name="P4" style:family="paragraph" style:parent-style-name="Standard">
      <style:text-properties fo:font-style="normal" officeooo:rsid="011a210e" officeooo:paragraph-rsid="011a210e" style:font-style-asian="normal" style:font-style-complex="normal"/>
    </style:style>
    <style:style style:name="P5" style:family="paragraph" style:parent-style-name="Standard">
      <style:text-properties fo:font-style="normal" officeooo:rsid="011abe2b" officeooo:paragraph-rsid="011abe2b" style:font-style-asian="normal" style:font-style-complex="normal"/>
    </style:style>
    <style:style style:name="P6" style:family="paragraph" style:parent-style-name="Standard">
      <style:text-properties fo:font-style="normal" officeooo:rsid="0109a967" officeooo:paragraph-rsid="01084fe7" style:font-style-asian="normal" style:font-style-complex="normal"/>
    </style:style>
    <style:style style:name="P7" style:family="paragraph" style:parent-style-name="Standard">
      <style:text-properties fo:font-style="normal" officeooo:rsid="0133791d" officeooo:paragraph-rsid="0133791d" style:font-style-asian="normal" style:font-style-complex="normal"/>
    </style:style>
    <style:style style:name="P8" style:family="paragraph" style:parent-style-name="Standard">
      <style:text-properties fo:font-style="normal" officeooo:rsid="0141978c" officeooo:paragraph-rsid="0141978c" style:font-style-asian="normal" style:font-style-complex="normal"/>
    </style:style>
    <style:style style:name="P9" style:family="paragraph" style:parent-style-name="Standard">
      <style:text-properties fo:font-style="normal" officeooo:rsid="0145ae6a" officeooo:paragraph-rsid="0145ae6a" style:font-style-asian="normal" style:font-style-complex="normal"/>
    </style:style>
    <style:style style:name="P10" style:family="paragraph" style:parent-style-name="Standard">
      <style:text-properties fo:font-style="normal" officeooo:rsid="0147f103" officeooo:paragraph-rsid="0147f103" style:font-style-asian="normal" style:font-style-complex="normal"/>
    </style:style>
    <style:style style:name="P11" style:family="paragraph" style:parent-style-name="Standard">
      <style:text-properties fo:font-style="normal" officeooo:rsid="014ef43b" officeooo:paragraph-rsid="014ef43b" style:font-style-asian="normal" style:font-style-complex="normal"/>
    </style:style>
    <style:style style:name="P12" style:family="paragraph" style:parent-style-name="Standard">
      <style:text-properties fo:font-style="normal" officeooo:rsid="015d8899" officeooo:paragraph-rsid="015d8899" style:font-style-asian="normal" style:font-style-complex="normal"/>
    </style:style>
    <style:style style:name="P13" style:family="paragraph" style:parent-style-name="Standard">
      <style:text-properties fo:font-style="normal" officeooo:rsid="016f3f68" officeooo:paragraph-rsid="016f3f68" style:font-style-asian="normal" style:font-style-complex="normal"/>
    </style:style>
    <style:style style:name="P14" style:family="paragraph" style:parent-style-name="Standard">
      <style:text-properties fo:font-style="normal" officeooo:rsid="017ec81a" officeooo:paragraph-rsid="017ec81a" style:font-style-asian="normal" style:font-style-complex="normal"/>
    </style:style>
    <style:style style:name="P15" style:family="paragraph" style:parent-style-name="Standard">
      <style:text-properties fo:font-style="normal" officeooo:rsid="017f91ea" officeooo:paragraph-rsid="017f91ea" style:font-style-asian="normal" style:font-style-complex="normal"/>
    </style:style>
    <style:style style:name="P16" style:family="paragraph" style:parent-style-name="Standard">
      <style:paragraph-properties fo:break-before="page"/>
      <style:text-properties fo:font-style="normal" officeooo:rsid="011abe2b" officeooo:paragraph-rsid="011abe2b" style:font-style-asian="normal" style:font-style-complex="normal"/>
    </style:style>
    <style:style style:name="P17" style:family="paragraph" style:parent-style-name="Standard">
      <style:paragraph-properties fo:break-before="page"/>
      <style:text-properties fo:font-style="normal" officeooo:rsid="016f3f68" officeooo:paragraph-rsid="016f3f68" style:font-style-asian="normal" style:font-style-complex="normal"/>
    </style:style>
    <style:style style:name="P18" style:family="paragraph" style:parent-style-name="Standard" style:list-style-name="L1">
      <style:text-properties fo:font-style="italic" officeooo:rsid="01084fe7" officeooo:paragraph-rsid="01084fe7" style:font-style-asian="italic" style:font-style-complex="italic"/>
    </style:style>
    <style:style style:name="P19" style:family="paragraph" style:parent-style-name="Standard" style:list-style-name="L1">
      <style:text-properties fo:font-style="italic" officeooo:rsid="011a6ecc" officeooo:paragraph-rsid="011a6ecc" style:font-style-asian="italic" style:font-style-complex="italic"/>
    </style:style>
    <style:style style:name="P20" style:family="paragraph" style:parent-style-name="Standard" style:list-style-name="L1">
      <style:text-properties fo:font-style="italic" officeooo:rsid="0167b159" officeooo:paragraph-rsid="0167b159" style:font-style-asian="italic" style:font-style-complex="italic"/>
    </style:style>
    <style:style style:name="P21" style:family="paragraph" style:parent-style-name="Standard" style:list-style-name="L1">
      <style:text-properties fo:font-style="italic" officeooo:rsid="0167e4e8" officeooo:paragraph-rsid="0167e4e8" style:font-style-asian="italic" style:font-style-complex="italic"/>
    </style:style>
    <style:style style:name="P22" style:family="paragraph" style:parent-style-name="Standard" style:list-style-name="L2">
      <style:text-properties fo:font-style="italic" officeooo:rsid="010a6d09" officeooo:paragraph-rsid="010a6d09" style:font-style-asian="italic" style:font-style-complex="italic"/>
    </style:style>
    <style:style style:name="P23" style:family="paragraph" style:parent-style-name="Standard" style:list-style-name="L2">
      <style:text-properties fo:font-style="italic" officeooo:rsid="010d07ea" officeooo:paragraph-rsid="010d07ea" style:font-style-asian="italic" style:font-style-complex="italic"/>
    </style:style>
    <style:style style:name="P24" style:family="paragraph" style:parent-style-name="Standard" style:list-style-name="L2">
      <style:text-properties fo:font-style="italic" officeooo:rsid="010fd549" officeooo:paragraph-rsid="010fd549" style:font-style-asian="italic" style:font-style-complex="italic"/>
    </style:style>
    <style:style style:name="P25" style:family="paragraph" style:parent-style-name="Standard" style:list-style-name="L2">
      <style:text-properties fo:font-style="italic" officeooo:rsid="01118468" officeooo:paragraph-rsid="01118468" style:font-style-asian="italic" style:font-style-complex="italic"/>
    </style:style>
    <style:style style:name="P26" style:family="paragraph" style:parent-style-name="Standard" style:list-style-name="L2">
      <style:text-properties fo:font-style="italic" officeooo:rsid="0113b648" officeooo:paragraph-rsid="0113b648" style:font-style-asian="italic" style:font-style-complex="italic"/>
    </style:style>
    <style:style style:name="P27" style:family="paragraph" style:parent-style-name="Standard" style:list-style-name="L2">
      <style:text-properties fo:font-style="italic" officeooo:rsid="011a210e" officeooo:paragraph-rsid="011a210e" style:font-style-asian="italic" style:font-style-complex="italic"/>
    </style:style>
    <style:style style:name="P28" style:family="paragraph" style:parent-style-name="Standard" style:list-style-name="L3">
      <style:text-properties fo:font-style="italic" officeooo:rsid="011b28a3" officeooo:paragraph-rsid="011b28a3" style:font-style-asian="italic" style:font-style-complex="italic"/>
    </style:style>
    <style:style style:name="P29" style:family="paragraph" style:parent-style-name="Standard" style:list-style-name="L3">
      <style:text-properties fo:font-style="italic" officeooo:rsid="011bbc4e" officeooo:paragraph-rsid="011bbc4e" style:font-style-asian="italic" style:font-style-complex="italic"/>
    </style:style>
    <style:style style:name="P30" style:family="paragraph" style:parent-style-name="Standard" style:list-style-name="L3">
      <style:text-properties fo:font-style="italic" officeooo:rsid="011e6c6e" officeooo:paragraph-rsid="011e6c6e" style:font-style-asian="italic" style:font-style-complex="italic"/>
    </style:style>
    <style:style style:name="P31" style:family="paragraph" style:parent-style-name="Standard" style:list-style-name="L3">
      <style:text-properties fo:font-style="italic" officeooo:rsid="01224cae" officeooo:paragraph-rsid="01224cae" style:font-style-asian="italic" style:font-style-complex="italic"/>
    </style:style>
    <style:style style:name="P32" style:family="paragraph" style:parent-style-name="Standard" style:list-style-name="L3">
      <style:text-properties fo:font-style="italic" officeooo:rsid="0124a053" officeooo:paragraph-rsid="0124a053" style:font-style-asian="italic" style:font-style-complex="italic"/>
    </style:style>
    <style:style style:name="P33" style:family="paragraph" style:parent-style-name="Standard" style:list-style-name="L3">
      <style:text-properties fo:font-style="italic" officeooo:rsid="01272e9c" officeooo:paragraph-rsid="01272e9c" style:font-style-asian="italic" style:font-style-complex="italic"/>
    </style:style>
    <style:style style:name="P34" style:family="paragraph" style:parent-style-name="Standard" style:list-style-name="L3">
      <style:text-properties fo:font-style="italic" officeooo:rsid="0128a0ed" officeooo:paragraph-rsid="0128a0ed" style:font-style-asian="italic" style:font-style-complex="italic"/>
    </style:style>
    <style:style style:name="P35" style:family="paragraph" style:parent-style-name="Standard" style:list-style-name="L3">
      <style:text-properties fo:font-style="italic" officeooo:rsid="01296b5b" officeooo:paragraph-rsid="01296b5b" style:font-style-asian="italic" style:font-style-complex="italic"/>
    </style:style>
    <style:style style:name="P36" style:family="paragraph" style:parent-style-name="Standard" style:list-style-name="L3">
      <style:text-properties fo:font-style="italic" officeooo:rsid="01300c13" officeooo:paragraph-rsid="01300c13" style:font-style-asian="italic" style:font-style-complex="italic"/>
    </style:style>
    <style:style style:name="P37" style:family="paragraph" style:parent-style-name="Standard" style:list-style-name="L3">
      <style:text-properties fo:font-style="italic" officeooo:rsid="01309544" officeooo:paragraph-rsid="01309544" style:font-style-asian="italic" style:font-style-complex="italic"/>
    </style:style>
    <style:style style:name="P38" style:family="paragraph" style:parent-style-name="Standard" style:list-style-name="L4">
      <style:text-properties fo:font-style="italic" officeooo:rsid="0134b933" officeooo:paragraph-rsid="0134b933" style:font-style-asian="italic" style:font-style-complex="italic"/>
    </style:style>
    <style:style style:name="P39" style:family="paragraph" style:parent-style-name="Standard" style:list-style-name="L4">
      <style:text-properties fo:font-style="italic" officeooo:rsid="013572ea" officeooo:paragraph-rsid="013572ea" style:font-style-asian="italic" style:font-style-complex="italic"/>
    </style:style>
    <style:style style:name="P40" style:family="paragraph" style:parent-style-name="Standard" style:list-style-name="L4">
      <style:text-properties fo:font-style="italic" officeooo:rsid="0139a981" officeooo:paragraph-rsid="0139a981" style:font-style-asian="italic" style:font-style-complex="italic"/>
    </style:style>
    <style:style style:name="P41" style:family="paragraph" style:parent-style-name="Standard" style:list-style-name="L4">
      <style:text-properties fo:font-style="italic" officeooo:rsid="013bbeab" officeooo:paragraph-rsid="013bbeab" style:font-style-asian="italic" style:font-style-complex="italic"/>
    </style:style>
    <style:style style:name="P42" style:family="paragraph" style:parent-style-name="Standard" style:list-style-name="L4">
      <style:text-properties fo:font-style="italic" officeooo:rsid="013e70b9" officeooo:paragraph-rsid="013e70b9" style:font-style-asian="italic" style:font-style-complex="italic"/>
    </style:style>
    <style:style style:name="P43" style:family="paragraph" style:parent-style-name="Standard" style:list-style-name="L5">
      <style:text-properties fo:font-style="italic" officeooo:rsid="01426733" officeooo:paragraph-rsid="01426733" style:font-style-asian="italic" style:font-style-complex="italic"/>
    </style:style>
    <style:style style:name="P44" style:family="paragraph" style:parent-style-name="Standard" style:list-style-name="L5">
      <style:text-properties fo:font-style="italic" officeooo:rsid="01433283" officeooo:paragraph-rsid="01433283" style:font-style-asian="italic" style:font-style-complex="italic"/>
    </style:style>
    <style:style style:name="P45" style:family="paragraph" style:parent-style-name="Standard" style:list-style-name="L5">
      <style:text-properties fo:font-style="italic" officeooo:rsid="0143c768" officeooo:paragraph-rsid="0143c768" style:font-style-asian="italic" style:font-style-complex="italic"/>
    </style:style>
    <style:style style:name="P46" style:family="paragraph" style:parent-style-name="Standard" style:list-style-name="L6">
      <style:text-properties fo:font-style="italic" officeooo:rsid="0146de09" officeooo:paragraph-rsid="0146de09" style:font-style-asian="italic" style:font-style-complex="italic"/>
    </style:style>
    <style:style style:name="P47" style:family="paragraph" style:parent-style-name="Standard" style:list-style-name="L6">
      <style:text-properties fo:font-style="italic" officeooo:rsid="0147f103" officeooo:paragraph-rsid="0147f103" style:font-style-asian="italic" style:font-style-complex="italic"/>
    </style:style>
    <style:style style:name="P48" style:family="paragraph" style:parent-style-name="Standard" style:list-style-name="L7">
      <style:text-properties fo:font-style="italic" officeooo:rsid="01492954" officeooo:paragraph-rsid="01492954" style:font-style-asian="italic" style:font-style-complex="italic"/>
    </style:style>
    <style:style style:name="P49" style:family="paragraph" style:parent-style-name="Standard" style:list-style-name="L7">
      <style:text-properties fo:font-style="italic" officeooo:rsid="014d9bbe" officeooo:paragraph-rsid="014d9bbe" style:font-style-asian="italic" style:font-style-complex="italic"/>
    </style:style>
    <style:style style:name="P50" style:family="paragraph" style:parent-style-name="Standard" style:list-style-name="L8">
      <style:text-properties fo:font-style="italic" officeooo:rsid="014f1002" officeooo:paragraph-rsid="014f1002" style:font-style-asian="italic" style:font-style-complex="italic"/>
    </style:style>
    <style:style style:name="P51" style:family="paragraph" style:parent-style-name="Standard" style:list-style-name="L8">
      <style:text-properties fo:font-style="italic" officeooo:rsid="0158d763" officeooo:paragraph-rsid="0158d763" style:font-style-asian="italic" style:font-style-complex="italic"/>
    </style:style>
    <style:style style:name="P52" style:family="paragraph" style:parent-style-name="Standard" style:list-style-name="L9">
      <style:text-properties fo:font-style="italic" officeooo:rsid="015ec538" officeooo:paragraph-rsid="015ec538" style:font-style-asian="italic" style:font-style-complex="italic"/>
    </style:style>
    <style:style style:name="P53" style:family="paragraph" style:parent-style-name="Standard" style:list-style-name="L2">
      <style:text-properties fo:font-style="normal" officeooo:rsid="010a6d09" officeooo:paragraph-rsid="010a6d09" style:font-style-asian="normal" style:font-style-complex="normal"/>
    </style:style>
    <style:style style:name="P54" style:family="paragraph" style:parent-style-name="Standard" style:list-style-name="L2">
      <style:text-properties fo:font-style="normal" officeooo:rsid="010b0e26" officeooo:paragraph-rsid="010b0e26" style:font-style-asian="normal" style:font-style-complex="normal"/>
    </style:style>
    <style:style style:name="P55" style:family="paragraph" style:parent-style-name="Standard" style:list-style-name="L2">
      <style:text-properties fo:font-style="normal" officeooo:rsid="010dedbe" officeooo:paragraph-rsid="010dedbe" style:font-style-asian="normal" style:font-style-complex="normal"/>
    </style:style>
    <style:style style:name="P56" style:family="paragraph" style:parent-style-name="Standard" style:list-style-name="L2">
      <style:text-properties fo:font-style="normal" officeooo:rsid="010ede34" officeooo:paragraph-rsid="010ede34" style:font-style-asian="normal" style:font-style-complex="normal"/>
    </style:style>
    <style:style style:name="P57" style:family="paragraph" style:parent-style-name="Standard" style:list-style-name="L2">
      <style:text-properties fo:font-style="normal" officeooo:rsid="010fd549" officeooo:paragraph-rsid="010fd549" style:font-style-asian="normal" style:font-style-complex="normal"/>
    </style:style>
    <style:style style:name="P58" style:family="paragraph" style:parent-style-name="Standard" style:list-style-name="L2">
      <style:text-properties fo:font-style="normal" officeooo:rsid="01118468" officeooo:paragraph-rsid="01118468" style:font-style-asian="normal" style:font-style-complex="normal"/>
    </style:style>
    <style:style style:name="P59" style:family="paragraph" style:parent-style-name="Standard" style:list-style-name="L2">
      <style:text-properties fo:font-style="normal" officeooo:rsid="0112869e" officeooo:paragraph-rsid="0112869e" style:font-style-asian="normal" style:font-style-complex="normal"/>
    </style:style>
    <style:style style:name="P60" style:family="paragraph" style:parent-style-name="Standard" style:list-style-name="L2">
      <style:text-properties fo:font-style="normal" officeooo:rsid="01157cdb" officeooo:paragraph-rsid="01157cdb" style:font-style-asian="normal" style:font-style-complex="normal"/>
    </style:style>
    <style:style style:name="P61" style:family="paragraph" style:parent-style-name="Standard" style:list-style-name="L2">
      <style:text-properties fo:font-style="normal" officeooo:rsid="011634aa" officeooo:paragraph-rsid="011634aa" style:font-style-asian="normal" style:font-style-complex="normal"/>
    </style:style>
    <style:style style:name="P62" style:family="paragraph" style:parent-style-name="Standard" style:list-style-name="L2">
      <style:text-properties fo:font-style="normal" officeooo:rsid="0117be81" officeooo:paragraph-rsid="0117be81" style:font-style-asian="normal" style:font-style-complex="normal"/>
    </style:style>
    <style:style style:name="P63" style:family="paragraph" style:parent-style-name="Standard" style:list-style-name="L2">
      <style:text-properties fo:font-style="normal" officeooo:rsid="0118b767" officeooo:paragraph-rsid="0118b767" style:font-style-asian="normal" style:font-style-complex="normal"/>
    </style:style>
    <style:style style:name="P64" style:family="paragraph" style:parent-style-name="Standard" style:list-style-name="L2">
      <style:text-properties fo:font-style="normal" officeooo:rsid="0119a06e" officeooo:paragraph-rsid="0119a06e" style:font-style-asian="normal" style:font-style-complex="normal"/>
    </style:style>
    <style:style style:name="P65" style:family="paragraph" style:parent-style-name="Standard" style:list-style-name="L2">
      <style:text-properties fo:font-style="normal" officeooo:rsid="011a210e" officeooo:paragraph-rsid="011a210e" style:font-style-asian="normal" style:font-style-complex="normal"/>
    </style:style>
    <style:style style:name="P66" style:family="paragraph" style:parent-style-name="Standard" style:list-style-name="L3">
      <style:text-properties fo:font-style="normal" officeooo:rsid="011b28a3" officeooo:paragraph-rsid="011b28a3" style:font-style-asian="normal" style:font-style-complex="normal"/>
    </style:style>
    <style:style style:name="P67" style:family="paragraph" style:parent-style-name="Standard" style:list-style-name="L3">
      <style:text-properties fo:font-style="normal" officeooo:rsid="011bbc4e" officeooo:paragraph-rsid="011bbc4e" style:font-style-asian="normal" style:font-style-complex="normal"/>
    </style:style>
    <style:style style:name="P68" style:family="paragraph" style:parent-style-name="Standard" style:list-style-name="L3">
      <style:text-properties fo:font-style="normal" officeooo:rsid="011c22d5" officeooo:paragraph-rsid="011c22d5" style:font-style-asian="normal" style:font-style-complex="normal"/>
    </style:style>
    <style:style style:name="P69" style:family="paragraph" style:parent-style-name="Standard" style:list-style-name="L3">
      <style:text-properties fo:font-style="normal" officeooo:rsid="011d3fae" officeooo:paragraph-rsid="011d3fae" style:font-style-asian="normal" style:font-style-complex="normal"/>
    </style:style>
    <style:style style:name="P70" style:family="paragraph" style:parent-style-name="Standard" style:list-style-name="L3">
      <style:text-properties fo:font-style="normal" officeooo:rsid="011e6c6e" officeooo:paragraph-rsid="011e6c6e" style:font-style-asian="normal" style:font-style-complex="normal"/>
    </style:style>
    <style:style style:name="P71" style:family="paragraph" style:parent-style-name="Standard" style:list-style-name="L3">
      <style:text-properties fo:font-style="normal" officeooo:rsid="011ef203" officeooo:paragraph-rsid="011ef203" style:font-style-asian="normal" style:font-style-complex="normal"/>
    </style:style>
    <style:style style:name="P72" style:family="paragraph" style:parent-style-name="Standard" style:list-style-name="L3">
      <style:text-properties fo:font-style="normal" officeooo:rsid="011ff01b" officeooo:paragraph-rsid="011ff01b" style:font-style-asian="normal" style:font-style-complex="normal"/>
    </style:style>
    <style:style style:name="P73" style:family="paragraph" style:parent-style-name="Standard" style:list-style-name="L3">
      <style:text-properties fo:font-style="normal" officeooo:rsid="0120d861" officeooo:paragraph-rsid="0120d861" style:font-style-asian="normal" style:font-style-complex="normal"/>
    </style:style>
    <style:style style:name="P74" style:family="paragraph" style:parent-style-name="Standard" style:list-style-name="L3">
      <style:text-properties fo:font-style="normal" officeooo:rsid="01224cae" officeooo:paragraph-rsid="01224cae" style:font-style-asian="normal" style:font-style-complex="normal"/>
    </style:style>
    <style:style style:name="P75" style:family="paragraph" style:parent-style-name="Standard" style:list-style-name="L3">
      <style:text-properties fo:font-style="normal" officeooo:rsid="0123efcf" officeooo:paragraph-rsid="0123efcf" style:font-style-asian="normal" style:font-style-complex="normal"/>
    </style:style>
    <style:style style:name="P76" style:family="paragraph" style:parent-style-name="Standard" style:list-style-name="L3">
      <style:text-properties fo:font-style="normal" officeooo:rsid="012518f8" officeooo:paragraph-rsid="012518f8" style:font-style-asian="normal" style:font-style-complex="normal"/>
    </style:style>
    <style:style style:name="P77" style:family="paragraph" style:parent-style-name="Standard" style:list-style-name="L3">
      <style:text-properties fo:font-style="normal" officeooo:rsid="0126d780" officeooo:paragraph-rsid="0126d780" style:font-style-asian="normal" style:font-style-complex="normal"/>
    </style:style>
    <style:style style:name="P78" style:family="paragraph" style:parent-style-name="Standard" style:list-style-name="L3">
      <style:text-properties fo:font-style="normal" officeooo:rsid="0127da92" officeooo:paragraph-rsid="0127da92" style:font-style-asian="normal" style:font-style-complex="normal"/>
    </style:style>
    <style:style style:name="P79" style:family="paragraph" style:parent-style-name="Standard" style:list-style-name="L3">
      <style:text-properties fo:font-style="normal" officeooo:rsid="012917e9" officeooo:paragraph-rsid="012917e9" style:font-style-asian="normal" style:font-style-complex="normal"/>
    </style:style>
    <style:style style:name="P80" style:family="paragraph" style:parent-style-name="Standard" style:list-style-name="L3">
      <style:text-properties fo:font-style="normal" officeooo:rsid="012aa093" officeooo:paragraph-rsid="012aa093" style:font-style-asian="normal" style:font-style-complex="normal"/>
    </style:style>
    <style:style style:name="P81" style:family="paragraph" style:parent-style-name="Standard" style:list-style-name="L3">
      <style:text-properties fo:font-style="normal" officeooo:rsid="012c3123" officeooo:paragraph-rsid="012c3123" style:font-style-asian="normal" style:font-style-complex="normal"/>
    </style:style>
    <style:style style:name="P82" style:family="paragraph" style:parent-style-name="Standard" style:list-style-name="L3">
      <style:text-properties fo:font-style="normal" officeooo:rsid="012c9312" officeooo:paragraph-rsid="012c9312" style:font-style-asian="normal" style:font-style-complex="normal"/>
    </style:style>
    <style:style style:name="P83" style:family="paragraph" style:parent-style-name="Standard" style:list-style-name="L3">
      <style:text-properties fo:font-style="normal" officeooo:rsid="012cd54a" officeooo:paragraph-rsid="012cd54a" style:font-style-asian="normal" style:font-style-complex="normal"/>
    </style:style>
    <style:style style:name="P84" style:family="paragraph" style:parent-style-name="Standard" style:list-style-name="L3">
      <style:text-properties fo:font-style="normal" officeooo:rsid="01300c13" officeooo:paragraph-rsid="01300c13" style:font-style-asian="normal" style:font-style-complex="normal"/>
    </style:style>
    <style:style style:name="P85" style:family="paragraph" style:parent-style-name="Standard" style:list-style-name="L3">
      <style:text-properties fo:font-style="normal" officeooo:rsid="01309544" officeooo:paragraph-rsid="01309544" style:font-style-asian="normal" style:font-style-complex="normal"/>
    </style:style>
    <style:style style:name="P86" style:family="paragraph" style:parent-style-name="Standard" style:list-style-name="L3">
      <style:text-properties fo:font-style="normal" officeooo:rsid="0132722f" officeooo:paragraph-rsid="0132722f" style:font-style-asian="normal" style:font-style-complex="normal"/>
    </style:style>
    <style:style style:name="P87" style:family="paragraph" style:parent-style-name="Standard" style:list-style-name="L4">
      <style:text-properties fo:font-style="normal" officeooo:rsid="0134b933" officeooo:paragraph-rsid="0134b933" style:font-style-asian="normal" style:font-style-complex="normal"/>
    </style:style>
    <style:style style:name="P88" style:family="paragraph" style:parent-style-name="Standard" style:list-style-name="L4">
      <style:text-properties fo:font-style="normal" officeooo:rsid="0135bb25" officeooo:paragraph-rsid="0135bb25" style:font-style-asian="normal" style:font-style-complex="normal"/>
    </style:style>
    <style:style style:name="P89" style:family="paragraph" style:parent-style-name="Standard" style:list-style-name="L4">
      <style:text-properties fo:font-style="normal" officeooo:rsid="01372967" officeooo:paragraph-rsid="01372967" style:font-style-asian="normal" style:font-style-complex="normal"/>
    </style:style>
    <style:style style:name="P90" style:family="paragraph" style:parent-style-name="Standard" style:list-style-name="L4">
      <style:text-properties fo:font-style="normal" officeooo:rsid="0139a981" officeooo:paragraph-rsid="0139a981" style:font-style-asian="normal" style:font-style-complex="normal"/>
    </style:style>
    <style:style style:name="P91" style:family="paragraph" style:parent-style-name="Standard" style:list-style-name="L4">
      <style:text-properties fo:font-style="normal" officeooo:rsid="013aa635" officeooo:paragraph-rsid="013aa635" style:font-style-asian="normal" style:font-style-complex="normal"/>
    </style:style>
    <style:style style:name="P92" style:family="paragraph" style:parent-style-name="Standard" style:list-style-name="L4">
      <style:text-properties fo:font-style="normal" officeooo:rsid="013cf76e" officeooo:paragraph-rsid="013cf76e" style:font-style-asian="normal" style:font-style-complex="normal"/>
    </style:style>
    <style:style style:name="P93" style:family="paragraph" style:parent-style-name="Standard" style:list-style-name="L4">
      <style:text-properties fo:font-style="normal" officeooo:rsid="013e70b9" officeooo:paragraph-rsid="013e70b9" style:font-style-asian="normal" style:font-style-complex="normal"/>
    </style:style>
    <style:style style:name="P94" style:family="paragraph" style:parent-style-name="Standard" style:list-style-name="L4">
      <style:text-properties fo:font-style="normal" officeooo:rsid="013fd425" officeooo:paragraph-rsid="013fd425" style:font-style-asian="normal" style:font-style-complex="normal"/>
    </style:style>
    <style:style style:name="P95" style:family="paragraph" style:parent-style-name="Standard" style:list-style-name="L5">
      <style:text-properties fo:font-style="normal" officeooo:rsid="01426733" officeooo:paragraph-rsid="01426733" style:font-style-asian="normal" style:font-style-complex="normal"/>
    </style:style>
    <style:style style:name="P96" style:family="paragraph" style:parent-style-name="Standard" style:list-style-name="L5">
      <style:text-properties fo:font-style="normal" officeooo:rsid="01433283" officeooo:paragraph-rsid="01433283" style:font-style-asian="normal" style:font-style-complex="normal"/>
    </style:style>
    <style:style style:name="P97" style:family="paragraph" style:parent-style-name="Standard" style:list-style-name="L5">
      <style:text-properties fo:font-style="normal" officeooo:rsid="01453b9a" officeooo:paragraph-rsid="01453b9a" style:font-style-asian="normal" style:font-style-complex="normal"/>
    </style:style>
    <style:style style:name="P98" style:family="paragraph" style:parent-style-name="Standard" style:list-style-name="L6">
      <style:text-properties fo:font-style="normal" officeooo:rsid="01466960" officeooo:paragraph-rsid="01466960" style:font-style-asian="normal" style:font-style-complex="normal"/>
    </style:style>
    <style:style style:name="P99" style:family="paragraph" style:parent-style-name="Standard" style:list-style-name="L6">
      <style:text-properties fo:font-style="normal" officeooo:rsid="0146de09" officeooo:paragraph-rsid="0146de09" style:font-style-asian="normal" style:font-style-complex="normal"/>
    </style:style>
    <style:style style:name="P100" style:family="paragraph" style:parent-style-name="Standard" style:list-style-name="L6">
      <style:text-properties fo:font-style="normal" officeooo:rsid="0146eec5" officeooo:paragraph-rsid="0146eec5" style:font-style-asian="normal" style:font-style-complex="normal"/>
    </style:style>
    <style:style style:name="P101" style:family="paragraph" style:parent-style-name="Standard" style:list-style-name="L6">
      <style:text-properties fo:font-style="normal" officeooo:rsid="014702e2" officeooo:paragraph-rsid="014702e2" style:font-style-asian="normal" style:font-style-complex="normal"/>
    </style:style>
    <style:style style:name="P102" style:family="paragraph" style:parent-style-name="Standard" style:list-style-name="L6">
      <style:text-properties fo:font-style="normal" officeooo:rsid="0147f103" officeooo:paragraph-rsid="0147f103" style:font-style-asian="normal" style:font-style-complex="normal"/>
    </style:style>
    <style:style style:name="P103" style:family="paragraph" style:parent-style-name="Standard" style:list-style-name="L7">
      <style:text-properties fo:font-style="normal" officeooo:rsid="014af04f" officeooo:paragraph-rsid="014af04f" style:font-style-asian="normal" style:font-style-complex="normal"/>
    </style:style>
    <style:style style:name="P104" style:family="paragraph" style:parent-style-name="Standard" style:list-style-name="L7">
      <style:text-properties fo:font-style="normal" officeooo:rsid="014cd1e0" officeooo:paragraph-rsid="014cd1e0" style:font-style-asian="normal" style:font-style-complex="normal"/>
    </style:style>
    <style:style style:name="P105" style:family="paragraph" style:parent-style-name="Standard" style:list-style-name="L7">
      <style:text-properties fo:font-style="normal" officeooo:rsid="014de965" officeooo:paragraph-rsid="014de965" style:font-style-asian="normal" style:font-style-complex="normal"/>
    </style:style>
    <style:style style:name="P106" style:family="paragraph" style:parent-style-name="Standard" style:list-style-name="L8">
      <style:text-properties fo:font-style="normal" officeooo:rsid="014f1002" officeooo:paragraph-rsid="014f1002" style:font-style-asian="normal" style:font-style-complex="normal"/>
    </style:style>
    <style:style style:name="P107" style:family="paragraph" style:parent-style-name="Standard" style:list-style-name="L8">
      <style:text-properties fo:font-style="normal" officeooo:rsid="014f56c1" officeooo:paragraph-rsid="014f56c1" style:font-style-asian="normal" style:font-style-complex="normal"/>
    </style:style>
    <style:style style:name="P108" style:family="paragraph" style:parent-style-name="Standard" style:list-style-name="L8">
      <style:text-properties fo:font-style="normal" officeooo:rsid="015038c8" officeooo:paragraph-rsid="015038c8" style:font-style-asian="normal" style:font-style-complex="normal"/>
    </style:style>
    <style:style style:name="P109" style:family="paragraph" style:parent-style-name="Standard" style:list-style-name="L8">
      <style:text-properties fo:font-style="normal" officeooo:rsid="01523f15" officeooo:paragraph-rsid="01523f15" style:font-style-asian="normal" style:font-style-complex="normal"/>
    </style:style>
    <style:style style:name="P110" style:family="paragraph" style:parent-style-name="Standard" style:list-style-name="L8">
      <style:text-properties fo:font-style="normal" officeooo:rsid="0153ef44" officeooo:paragraph-rsid="0153ef44" style:font-style-asian="normal" style:font-style-complex="normal"/>
    </style:style>
    <style:style style:name="P111" style:family="paragraph" style:parent-style-name="Standard" style:list-style-name="L8">
      <style:text-properties fo:font-style="normal" officeooo:rsid="0154ceb6" officeooo:paragraph-rsid="0154ceb6" style:font-style-asian="normal" style:font-style-complex="normal"/>
    </style:style>
    <style:style style:name="P112" style:family="paragraph" style:parent-style-name="Standard" style:list-style-name="L8">
      <style:text-properties fo:font-style="normal" officeooo:rsid="01566070" officeooo:paragraph-rsid="01566070" style:font-style-asian="normal" style:font-style-complex="normal"/>
    </style:style>
    <style:style style:name="P113" style:family="paragraph" style:parent-style-name="Standard" style:list-style-name="L8">
      <style:text-properties fo:font-style="normal" officeooo:rsid="015756ad" officeooo:paragraph-rsid="015756ad" style:font-style-asian="normal" style:font-style-complex="normal"/>
    </style:style>
    <style:style style:name="P114" style:family="paragraph" style:parent-style-name="Standard" style:list-style-name="L8">
      <style:text-properties fo:font-style="normal" officeooo:rsid="015a7bf9" officeooo:paragraph-rsid="015a7bf9" style:font-style-asian="normal" style:font-style-complex="normal"/>
    </style:style>
    <style:style style:name="P115" style:family="paragraph" style:parent-style-name="Standard" style:list-style-name="L8">
      <style:text-properties fo:font-style="normal" officeooo:rsid="015b5bec" officeooo:paragraph-rsid="015b5bec" style:font-style-asian="normal" style:font-style-complex="normal"/>
    </style:style>
    <style:style style:name="P116" style:family="paragraph" style:parent-style-name="Standard" style:list-style-name="L9">
      <style:text-properties fo:font-style="normal" officeooo:rsid="015ec538" officeooo:paragraph-rsid="015ec538" style:font-style-asian="normal" style:font-style-complex="normal"/>
    </style:style>
    <style:style style:name="P117" style:family="paragraph" style:parent-style-name="Standard" style:list-style-name="L9">
      <style:text-properties fo:font-style="normal" officeooo:rsid="01602f65" officeooo:paragraph-rsid="01602f65" style:font-style-asian="normal" style:font-style-complex="normal"/>
    </style:style>
    <style:style style:name="P118" style:family="paragraph" style:parent-style-name="Standard" style:list-style-name="L9">
      <style:text-properties fo:font-style="normal" officeooo:rsid="01621651" officeooo:paragraph-rsid="01621651" style:font-style-asian="normal" style:font-style-complex="normal"/>
    </style:style>
    <style:style style:name="P119" style:family="paragraph" style:parent-style-name="Standard" style:list-style-name="L9">
      <style:text-properties fo:font-style="normal" officeooo:rsid="01628bb4" officeooo:paragraph-rsid="01628bb4" style:font-style-asian="normal" style:font-style-complex="normal"/>
    </style:style>
    <style:style style:name="P120" style:family="paragraph" style:parent-style-name="Standard" style:list-style-name="L9">
      <style:text-properties fo:font-style="normal" officeooo:rsid="01631780" officeooo:paragraph-rsid="01631780" style:font-style-asian="normal" style:font-style-complex="normal"/>
    </style:style>
    <style:style style:name="P121" style:family="paragraph" style:parent-style-name="Standard" style:list-style-name="L9">
      <style:text-properties fo:font-style="normal" officeooo:rsid="01632ded" officeooo:paragraph-rsid="01632ded" style:font-style-asian="normal" style:font-style-complex="normal"/>
    </style:style>
    <style:style style:name="P122" style:family="paragraph" style:parent-style-name="Standard" style:list-style-name="L9">
      <style:text-properties fo:font-style="normal" officeooo:rsid="01647f37" officeooo:paragraph-rsid="01647f37" style:font-style-asian="normal" style:font-style-complex="normal"/>
    </style:style>
    <style:style style:name="P123" style:family="paragraph" style:parent-style-name="Standard" style:list-style-name="L9">
      <style:text-properties fo:font-style="normal" officeooo:rsid="0164fa67" officeooo:paragraph-rsid="0164fa67" style:font-style-asian="normal" style:font-style-complex="normal"/>
    </style:style>
    <style:style style:name="P124" style:family="paragraph" style:parent-style-name="Standard" style:list-style-name="L9">
      <style:text-properties fo:font-style="normal" officeooo:rsid="01667899" officeooo:paragraph-rsid="0167b159" style:font-style-asian="normal" style:font-style-complex="normal"/>
    </style:style>
    <style:style style:name="P125" style:family="paragraph" style:parent-style-name="Standard" style:list-style-name="L9">
      <style:text-properties fo:font-style="normal" officeooo:rsid="0167e4e8" officeooo:paragraph-rsid="0167e4e8" style:font-style-asian="normal" style:font-style-complex="normal"/>
    </style:style>
    <style:style style:name="P126" style:family="paragraph" style:parent-style-name="Standard" style:list-style-name="L9">
      <style:text-properties fo:font-style="normal" officeooo:rsid="0167f9cd" officeooo:paragraph-rsid="0167f9cd" style:font-style-asian="normal" style:font-style-complex="normal"/>
    </style:style>
    <style:style style:name="P127" style:family="paragraph" style:parent-style-name="Standard" style:list-style-name="L9">
      <style:text-properties fo:font-style="normal" officeooo:rsid="0168ea21" officeooo:paragraph-rsid="0168ea21" style:font-style-asian="normal" style:font-style-complex="normal"/>
    </style:style>
    <style:style style:name="P128" style:family="paragraph" style:parent-style-name="Standard" style:list-style-name="L9">
      <style:text-properties fo:font-style="normal" officeooo:rsid="0169e463" officeooo:paragraph-rsid="0169e463" style:font-style-asian="normal" style:font-style-complex="normal"/>
    </style:style>
    <style:style style:name="P129" style:family="paragraph" style:parent-style-name="Standard" style:list-style-name="L9">
      <style:text-properties fo:font-style="normal" officeooo:rsid="016e801c" officeooo:paragraph-rsid="016e801c" style:font-style-asian="normal" style:font-style-complex="normal"/>
    </style:style>
    <style:style style:name="P130" style:family="paragraph" style:parent-style-name="Standard" style:list-style-name="L9">
      <style:text-properties fo:font-style="normal" officeooo:rsid="016f3f68" officeooo:paragraph-rsid="016f3f68" style:font-style-asian="normal" style:font-style-complex="normal"/>
    </style:style>
    <style:style style:name="P131" style:family="paragraph" style:parent-style-name="Standard" style:list-style-name="L10">
      <style:text-properties fo:font-style="normal" officeooo:rsid="016fab53" officeooo:paragraph-rsid="016fab53" style:font-style-asian="normal" style:font-style-complex="normal"/>
    </style:style>
    <style:style style:name="P132" style:family="paragraph" style:parent-style-name="Standard" style:list-style-name="L10">
      <style:text-properties fo:font-style="normal" officeooo:rsid="0172248a" officeooo:paragraph-rsid="0172248a" style:font-style-asian="normal" style:font-style-complex="normal"/>
    </style:style>
    <style:style style:name="P133" style:family="paragraph" style:parent-style-name="Standard" style:list-style-name="L10">
      <style:text-properties fo:font-style="normal" officeooo:rsid="0174465f" officeooo:paragraph-rsid="0174465f" style:font-style-asian="normal" style:font-style-complex="normal"/>
    </style:style>
    <style:style style:name="P134" style:family="paragraph" style:parent-style-name="Standard" style:list-style-name="L10">
      <style:text-properties fo:font-style="normal" officeooo:rsid="0172f8df" officeooo:paragraph-rsid="0172f8df" style:font-style-asian="normal" style:font-style-complex="normal"/>
    </style:style>
    <style:style style:name="P135" style:family="paragraph" style:parent-style-name="Standard" style:list-style-name="L10">
      <style:text-properties fo:font-style="normal" officeooo:rsid="0174705d" officeooo:paragraph-rsid="0174705d" style:font-style-asian="normal" style:font-style-complex="normal"/>
    </style:style>
    <style:style style:name="P136" style:family="paragraph" style:parent-style-name="Standard" style:list-style-name="L10">
      <style:text-properties fo:font-style="normal" officeooo:rsid="01762589" officeooo:paragraph-rsid="01762589" style:font-style-asian="normal" style:font-style-complex="normal"/>
    </style:style>
    <style:style style:name="P137" style:family="paragraph" style:parent-style-name="Standard" style:list-style-name="L10">
      <style:text-properties fo:font-style="normal" officeooo:rsid="01783fac" officeooo:paragraph-rsid="01783fac" style:font-style-asian="normal" style:font-style-complex="normal"/>
    </style:style>
    <style:style style:name="P138" style:family="paragraph" style:parent-style-name="Standard" style:list-style-name="L10">
      <style:text-properties fo:font-style="normal" officeooo:rsid="01798e24" officeooo:paragraph-rsid="01798e24" style:font-style-asian="normal" style:font-style-complex="normal"/>
    </style:style>
    <style:style style:name="P139" style:family="paragraph" style:parent-style-name="Standard" style:list-style-name="L10">
      <style:text-properties fo:font-style="normal" officeooo:rsid="0179c871" officeooo:paragraph-rsid="0179c871" style:font-style-asian="normal" style:font-style-complex="normal"/>
    </style:style>
    <style:style style:name="P140" style:family="paragraph" style:parent-style-name="Standard" style:list-style-name="L10">
      <style:text-properties fo:font-style="normal" officeooo:rsid="017b8e8e" officeooo:paragraph-rsid="017b8e8e" style:font-style-asian="normal" style:font-style-complex="normal"/>
    </style:style>
    <style:style style:name="P141" style:family="paragraph" style:parent-style-name="Standard" style:list-style-name="L10">
      <style:text-properties fo:font-style="normal" officeooo:rsid="017d5d5b" officeooo:paragraph-rsid="017d5d5b" style:font-style-asian="normal" style:font-style-complex="normal"/>
    </style:style>
    <style:style style:name="P142" style:family="paragraph" style:parent-style-name="Standard" style:list-style-name="L10">
      <style:text-properties fo:font-style="normal" officeooo:rsid="017ec81a" officeooo:paragraph-rsid="017ec81a" style:font-style-asian="normal" style:font-style-complex="normal"/>
    </style:style>
    <style:style style:name="P143" style:family="paragraph" style:parent-style-name="Standard" style:list-style-name="L11">
      <style:text-properties fo:font-style="normal" officeooo:rsid="017fc29a" officeooo:paragraph-rsid="017fc29a" style:font-style-asian="normal" style:font-style-complex="normal"/>
    </style:style>
    <style:style style:name="P144" style:family="paragraph" style:parent-style-name="Standard" style:list-style-name="L11">
      <style:text-properties fo:font-style="normal" officeooo:rsid="0181a583" officeooo:paragraph-rsid="0181a583" style:font-style-asian="normal" style:font-style-complex="normal"/>
    </style:style>
    <style:style style:name="P145" style:family="paragraph" style:parent-style-name="Standard" style:list-style-name="L11">
      <style:text-properties fo:font-style="normal" officeooo:rsid="01829c46" officeooo:paragraph-rsid="01829c46" style:font-style-asian="normal" style:font-style-complex="normal"/>
    </style:style>
    <style:style style:name="P146" style:family="paragraph" style:parent-style-name="Standard" style:list-style-name="L11">
      <style:text-properties fo:font-style="normal" officeooo:rsid="0184693e" officeooo:paragraph-rsid="0184693e" style:font-style-asian="normal" style:font-style-complex="normal"/>
    </style:style>
    <style:style style:name="P147" style:family="paragraph" style:parent-style-name="Standard" style:list-style-name="L11">
      <style:text-properties fo:font-style="normal" officeooo:rsid="01852dd7" officeooo:paragraph-rsid="01852dd7" style:font-style-asian="normal" style:font-style-complex="normal"/>
    </style:style>
    <style:style style:name="P148" style:family="paragraph" style:parent-style-name="Standard" style:list-style-name="L11">
      <style:text-properties fo:font-style="normal" officeooo:rsid="0186fe9b" officeooo:paragraph-rsid="0186fe9b" style:font-style-asian="normal" style:font-style-complex="normal"/>
    </style:style>
    <style:style style:name="P149" style:family="paragraph" style:parent-style-name="Standard" style:list-style-name="L11">
      <style:text-properties fo:font-style="normal" officeooo:rsid="0187e519" officeooo:paragraph-rsid="0187e519" style:font-style-asian="normal" style:font-style-complex="normal"/>
    </style:style>
    <style:style style:name="P150" style:family="paragraph" style:parent-style-name="Standard" style:list-style-name="L11">
      <style:text-properties fo:font-style="normal" officeooo:rsid="0188d15a" officeooo:paragraph-rsid="0188d15a" style:font-style-asian="normal" style:font-style-complex="normal"/>
    </style:style>
    <style:style style:name="P151" style:family="paragraph" style:parent-style-name="Standard" style:list-style-name="L11">
      <style:text-properties fo:font-style="normal" officeooo:rsid="018c562e" officeooo:paragraph-rsid="018c562e" style:font-style-asian="normal" style:font-style-complex="normal"/>
    </style:style>
    <style:style style:name="P152" style:family="paragraph" style:parent-style-name="Standard" style:list-style-name="L11">
      <style:text-properties fo:font-style="normal" officeooo:rsid="018e417c" officeooo:paragraph-rsid="018e417c" style:font-style-asian="normal" style:font-style-complex="normal"/>
    </style:style>
    <style:style style:name="P153" style:family="paragraph" style:parent-style-name="Standard" style:list-style-name="L11">
      <style:text-properties fo:font-style="normal" officeooo:rsid="018f20cd" officeooo:paragraph-rsid="018f20cd" style:font-style-asian="normal" style:font-style-complex="normal"/>
    </style:style>
    <style:style style:name="P154" style:family="paragraph" style:parent-style-name="Standard" style:list-style-name="L11">
      <style:text-properties fo:font-style="normal" officeooo:rsid="0191b724" officeooo:paragraph-rsid="0191b724" style:font-style-asian="normal" style:font-style-complex="normal"/>
    </style:style>
    <style:style style:name="P155" style:family="paragraph" style:parent-style-name="Standard" style:list-style-name="L11">
      <style:text-properties fo:font-style="normal" officeooo:rsid="0191cb9b" officeooo:paragraph-rsid="0191cb9b" style:font-style-asian="normal" style:font-style-complex="normal"/>
    </style:style>
    <style:style style:name="P156" style:family="paragraph" style:parent-style-name="Standard" style:list-style-name="L11">
      <style:text-properties fo:font-style="normal" officeooo:rsid="0192d8c2" officeooo:paragraph-rsid="0192d8c2" style:font-style-asian="normal" style:font-style-complex="normal"/>
    </style:style>
    <style:style style:name="P157" style:family="paragraph" style:parent-style-name="Standard" style:list-style-name="L11">
      <style:text-properties fo:font-style="normal" officeooo:rsid="019414be" officeooo:paragraph-rsid="019414be" style:font-style-asian="normal" style:font-style-complex="normal"/>
    </style:style>
    <style:style style:name="P158" style:family="paragraph" style:parent-style-name="Standard" style:list-style-name="L11">
      <style:text-properties fo:font-style="normal" officeooo:rsid="01953093" officeooo:paragraph-rsid="01953093" style:font-style-asian="normal" style:font-style-complex="normal"/>
    </style:style>
    <style:style style:name="P159" style:family="paragraph" style:parent-style-name="Standard" style:list-style-name="L11">
      <style:text-properties fo:font-style="normal" officeooo:rsid="019551e7" officeooo:paragraph-rsid="019551e7" style:font-style-asian="normal" style:font-style-complex="normal"/>
    </style:style>
    <style:style style:name="P160" style:family="paragraph" style:parent-style-name="Standard" style:list-style-name="L11">
      <style:text-properties fo:font-style="normal" officeooo:rsid="01974c94" officeooo:paragraph-rsid="01974c94" style:font-style-asian="normal" style:font-style-complex="normal"/>
    </style:style>
    <style:style style:name="P161" style:family="paragraph" style:parent-style-name="Standard" style:list-style-name="L11">
      <style:text-properties fo:font-style="normal" officeooo:rsid="0199377d" officeooo:paragraph-rsid="0199377d" style:font-style-asian="normal" style:font-style-complex="normal"/>
    </style:style>
    <style:style style:name="P162" style:family="paragraph" style:parent-style-name="Standard" style:list-style-name="L11">
      <style:text-properties fo:font-style="normal" officeooo:rsid="01997863" officeooo:paragraph-rsid="01997863" style:font-style-asian="normal" style:font-style-complex="normal"/>
    </style:style>
    <style:style style:name="P163" style:family="paragraph" style:parent-style-name="Standard" style:list-style-name="L11">
      <style:text-properties fo:font-style="normal" officeooo:rsid="019aac0c" officeooo:paragraph-rsid="019aac0c" style:font-style-asian="normal" style:font-style-complex="normal"/>
    </style:style>
    <style:style style:name="P164" style:family="paragraph" style:parent-style-name="Standard" style:list-style-name="L11">
      <style:text-properties fo:font-style="normal" officeooo:rsid="019c785e" officeooo:paragraph-rsid="019c785e" style:font-style-asian="normal" style:font-style-complex="normal"/>
    </style:style>
    <style:style style:name="P165" style:family="paragraph" style:parent-style-name="Standard" style:list-style-name="L11">
      <style:text-properties fo:font-style="normal" officeooo:rsid="019dea55" officeooo:paragraph-rsid="019dea55" style:font-style-asian="normal" style:font-style-complex="normal"/>
    </style:style>
    <style:style style:name="P166" style:family="paragraph" style:parent-style-name="Standard" style:list-style-name="L11">
      <style:text-properties fo:font-style="normal" officeooo:rsid="019f7e91" officeooo:paragraph-rsid="019f7e91" style:font-style-asian="normal" style:font-style-complex="normal"/>
    </style:style>
    <style:style style:name="P167" style:family="paragraph" style:parent-style-name="Standard" style:list-style-name="L11">
      <style:text-properties fo:font-style="normal" officeooo:rsid="01a0c104" officeooo:paragraph-rsid="01a0c104" style:font-style-asian="normal" style:font-style-complex="normal"/>
    </style:style>
    <style:style style:name="P168" style:family="paragraph" style:parent-style-name="Standard" style:list-style-name="L11">
      <style:text-properties fo:font-style="normal" officeooo:rsid="01a2a9d7" officeooo:paragraph-rsid="01a2a9d7" style:font-style-asian="normal" style:font-style-complex="normal"/>
    </style:style>
    <style:style style:name="P169" style:family="paragraph" style:parent-style-name="Standard" style:list-style-name="L11">
      <style:text-properties fo:font-style="normal" officeooo:rsid="01a2d39a" officeooo:paragraph-rsid="01a2d39a" style:font-style-asian="normal" style:font-style-complex="normal"/>
    </style:style>
    <style:style style:name="P170" style:family="paragraph" style:parent-style-name="Standard" style:list-style-name="L11">
      <style:text-properties fo:font-style="normal" officeooo:rsid="01a3dd6a" officeooo:paragraph-rsid="01a3dd6a" style:font-style-asian="normal" style:font-style-complex="normal"/>
    </style:style>
    <style:style style:name="P171" style:family="paragraph" style:parent-style-name="Standard" style:list-style-name="L11">
      <style:text-properties fo:font-style="normal" officeooo:rsid="01a5be78" officeooo:paragraph-rsid="01a5be78" style:font-style-asian="normal" style:font-style-complex="normal"/>
    </style:style>
    <style:style style:name="P172" style:family="paragraph" style:parent-style-name="Standard" style:list-style-name="L11">
      <style:text-properties fo:font-style="normal" officeooo:rsid="01a5dade" officeooo:paragraph-rsid="01a5dade" style:font-style-asian="normal" style:font-style-complex="normal"/>
    </style:style>
    <style:style style:name="P173" style:family="paragraph" style:parent-style-name="Standard" style:list-style-name="L11">
      <style:text-properties fo:font-style="normal" officeooo:rsid="01a74ebf" officeooo:paragraph-rsid="01a74ebf" style:font-style-asian="normal" style:font-style-complex="normal"/>
    </style:style>
    <style:style style:name="P174" style:family="paragraph" style:parent-style-name="Standard" style:list-style-name="L11">
      <style:text-properties fo:font-style="normal" officeooo:rsid="01a8e993" officeooo:paragraph-rsid="01a8e993" style:font-style-asian="normal" style:font-style-complex="normal"/>
    </style:style>
    <style:style style:name="P175" style:family="paragraph" style:parent-style-name="Standard" style:list-style-name="L11">
      <style:text-properties fo:font-style="normal" officeooo:rsid="01aa588c" officeooo:paragraph-rsid="01aa588c" style:font-style-asian="normal" style:font-style-complex="normal"/>
    </style:style>
    <style:style style:name="P176" style:family="paragraph" style:parent-style-name="Standard" style:list-style-name="L11">
      <style:text-properties fo:font-style="normal" officeooo:rsid="01aafccc" officeooo:paragraph-rsid="01aafccc" style:font-style-asian="normal" style:font-style-complex="normal"/>
    </style:style>
    <style:style style:name="P177" style:family="paragraph" style:parent-style-name="Standard" style:list-style-name="L11">
      <style:text-properties fo:font-style="normal" officeooo:rsid="01acc9a4" officeooo:paragraph-rsid="01acc9a4" style:font-style-asian="normal" style:font-style-complex="normal"/>
    </style:style>
    <style:style style:name="P178" style:family="paragraph" style:parent-style-name="Standard" style:list-style-name="L11">
      <style:text-properties fo:font-style="normal" officeooo:rsid="01ae6a1d" officeooo:paragraph-rsid="01ae6a1d" style:font-style-asian="normal" style:font-style-complex="normal"/>
    </style:style>
    <style:style style:name="P179" style:family="paragraph" style:parent-style-name="Standard" style:list-style-name="L11">
      <style:text-properties fo:font-style="normal" officeooo:rsid="01af1116" officeooo:paragraph-rsid="01af111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09a967" style:font-style-asian="normal" style:font-style-complex="normal"/>
    </style:style>
    <style:style style:name="T3" style:family="text">
      <style:text-properties officeooo:rsid="0108027c"/>
    </style:style>
    <style:style style:name="T4" style:family="text">
      <style:text-properties officeooo:rsid="0118b767"/>
    </style:style>
    <style:style style:name="T5" style:family="text">
      <style:text-properties officeooo:rsid="011bbc4e"/>
    </style:style>
    <style:style style:name="T6" style:family="text">
      <style:text-properties officeooo:rsid="012cd54a"/>
    </style:style>
    <style:style style:name="T7" style:family="text">
      <style:text-properties officeooo:rsid="01511585"/>
    </style:style>
    <style:style style:name="T8" style:family="text">
      <style:text-properties officeooo:rsid="0152cf80"/>
    </style:style>
    <style:style style:name="T9" style:family="text">
      <style:text-properties officeooo:rsid="015756ad"/>
    </style:style>
    <style:style style:name="T10" style:family="text">
      <style:text-properties officeooo:rsid="0158d763"/>
    </style:style>
    <style:style style:name="T11" style:family="text">
      <style:text-properties officeooo:rsid="01632ded"/>
    </style:style>
    <style:style style:name="T12" style:family="text">
      <style:text-properties officeooo:rsid="01652751"/>
    </style:style>
    <style:style style:name="T13" style:family="text">
      <style:text-properties officeooo:rsid="0167f9cd"/>
    </style:style>
    <style:style style:name="T14" style:family="text">
      <style:text-properties officeooo:rsid="016d5c71"/>
    </style:style>
    <style:style style:name="T15" style:family="text">
      <style:text-properties officeooo:rsid="01778f2b"/>
    </style:style>
    <style:style style:name="T16" style:family="text">
      <style:text-properties officeooo:rsid="0180ef47"/>
    </style:style>
    <style:style style:name="T17" style:family="text">
      <style:text-properties officeooo:rsid="019414be"/>
    </style:style>
    <style:style style:name="T18" style:family="text">
      <style:text-properties officeooo:rsid="01a0ca49"/>
    </style:style>
    <style:style style:name="T19" style:family="text">
      <style:text-properties officeooo:rsid="01a5d0fb"/>
    </style:style>
    <style:style style:name="T20" style:family="text">
      <style:text-properties officeooo:rsid="01a60e3e"/>
    </style:style>
    <style:style style:name="T21" style:family="text">
      <style:text-properties officeooo:rsid="01ac182b"/>
    </style:style>
    <style:style style:name="T22" style:family="text">
      <style:text-properties officeooo:rsid="01ae6a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3 - Exploring Network Tec<text:span text:style-name="T3">hnologies and Tools</text:span></text:p>
      <text:p text:style-name="P2"/>
      <text:p text:style-name="P3">Definitions</text:p>
      <text:list xml:id="list1062657542" text:style-name="L1">
        <text:list-item>
          <text:p text:style-name="P18">sniffing attack - <text:span text:style-name="T1"><text:s/>attack using a protocol analyzer to capture data being sent over a network. After capturing the data, the protocol analyzer can be used to read the data if sent in cleartext</text:span></text:p>
        </text:list-item>
        <text:list-item>
          <text:p text:style-name="P18">Dos and DDos - <text:span text:style-name="T1">denial of service (DoS) is a service attack from a single source that attempts to disrupt the services provided by another system. Distributed Denial of Service (DDoS) includes multiple computers attacking a single target</text:span></text:p>
        </text:list-item>
        <text:list-item>
          <text:p text:style-name="P18">poisoning attack - <text:span text:style-name="T2">attacks that attempt to corrupt cache stored by a protocol with different data</text:span></text:p>
        </text:list-item>
        <text:list-item>
          <text:p text:style-name="P19">use case - <text:span text:style-name="T1">typically defines an organizational goal</text:span></text:p>
        </text:list-item>
        <text:list-item>
          <text:p text:style-name="P20">zone transfer - <text:span text:style-name="T1">process used by DNS ervers over TCP port 53 to share information</text:span></text:p>
        </text:list-item>
        <text:list-item>
          <text:p text:style-name="P21">DNS poisoning - <text:span text:style-name="T1">attackers modify the DNS cache with a bogus IP address. Instead of their intended website, the victim is then sent to the website chosen by the attacker</text:span></text:p>
        </text:list-item>
      </text:list>
      <text:p text:style-name="P6"/>
      <text:p text:style-name="P1"><text:span text:style-name="T2">P</text:span><text:span text:style-name="T1">rotocols</text:span></text:p>
      <text:list xml:id="list4210193730" text:style-name="L2">
        <text:list-item>
          <text:p text:style-name="P22">Transmission Control Protocol (tcp) </text:p>
          <text:list>
            <text:list-item>
              <text:p text:style-name="P53">provides connection-oriented traffic to guarantee delivery</text:p>
              <text:list>
                <text:list-item>
                  <text:p text:style-name="P54">Client -&gt; SYN / synchronize</text:p>
                </text:list-item>
                <text:list-item>
                  <text:p text:style-name="P54">Server -&gt; SYN / ACK <text:s text:c="4"/>/ <text:s text:c="2"/>synchronize / acknowledge</text:p>
                </text:list-item>
                <text:list-item>
                  <text:p text:style-name="P54">Client -&gt; ACK <text:s text:c="2"/>/ acknowledge</text:p>
                </text:list-item>
              </text:list>
            </text:list-item>
          </text:list>
        </text:list-item>
        <text:list-item>
          <text:p text:style-name="P23">User Datagram Protocol (udp)</text:p>
          <text:list>
            <text:list-item>
              <text:p text:style-name="P55">provides connectionless sessions (without handshake)</text:p>
            </text:list-item>
            <text:list-item>
              <text:p text:style-name="P56">Does not guarantee delivery</text:p>
            </text:list-item>
            <text:list-item>
              <text:p text:style-name="P56">Used by ICMP</text:p>
            </text:list-item>
            <text:list-item>
              <text:p text:style-name="P56">Typically used by DoS attacks</text:p>
            </text:list-item>
          </text:list>
        </text:list-item>
        <text:list-item>
          <text:p text:style-name="P24">Internet Protocol (IP)</text:p>
          <text:list>
            <text:list-item>
              <text:p text:style-name="P57">identifies hosts on a TCP / IP network and delivers traffic from one host to another using IP addresses</text:p>
              <text:list>
                <text:list-item>
                  <text:p text:style-name="P57">IPv4 </text:p>
                  <text:list>
                    <text:list-item>
                      <text:p text:style-name="P57">32 bit address in dotted decimal format -&gt; 192.168.0.1</text:p>
                    </text:list-item>
                  </text:list>
                </text:list-item>
                <text:list-item>
                  <text:p text:style-name="P57">IPv6</text:p>
                  <text:list>
                    <text:list-item>
                      <text:p text:style-name="P58">128 bit addresses using hexidecimal code -&gt; FE80:0000:0000:0000:0000:20D4:3FF7:003F:DE62</text:p>
                    </text:list-item>
                  </text:list>
                </text:list-item>
              </text:list>
            </text:list-item>
          </text:list>
        </text:list-item>
        <text:list-item>
          <text:p text:style-name="P25">Internet Control Message Protocol (ICMP)</text:p>
          <text:list>
            <text:list-item>
              <text:p text:style-name="P59">used for testing basic connectivity</text:p>
            </text:list-item>
            <text:list-item>
              <text:p text:style-name="P59">Includes tools such as ping, pathping and tracert</text:p>
            </text:list-item>
            <text:list-item>
              <text:p text:style-name="P59">Commonly blocked by firewalls and routes due to widespread use in DoS attacks</text:p>
            </text:list-item>
          </text:list>
        </text:list-item>
        <text:list-item>
          <text:p text:style-name="P26">Address Resolution Protocol (ARP) </text:p>
          <text:list>
            <text:list-item>
              <text:p text:style-name="P60">resolves IPv4 addresses to media access control (MAC) addresses. </text:p>
            </text:list-item>
            <text:list-item>
              <text:p text:style-name="P61">Steps:</text:p>
              <text:list>
                <text:list-item>
                  <text:p text:style-name="P62">TCP / IP<text:span text:style-name="T4"> uses IP address to get a packet to designated network</text:span></text:p>
                </text:list-item>
                <text:list-item>
                  <text:p text:style-name="P63">At the network, the MAC address is used to get the packet to the correct host</text:p>
                </text:list-item>
                <text:list-item>
                  <text:p text:style-name="P64">**ARP is required once the packet gets to the correct subnet</text:p>
                </text:list-item>
              </text:list>
            </text:list-item>
            <text:list-item>
              <text:p text:style-name="P64">ARP poisoning attacks use ARP packets to give clients false hardware address updates and attackers use it to redirect or interrupt network traffic</text:p>
            </text:list-item>
          </text:list>
        </text:list-item>
        <text:list-item>
          <text:p text:style-name="P27">Neighbor Discovery Protocol (NDP) - </text:p>
          <text:list>
            <text:list-item>
              <text:p text:style-name="P65">performs multiple functions on IPv6</text:p>
              <text:list>
                <text:list-item>
                  <text:p text:style-name="P65">similar functions to ARP</text:p>
                </text:list-item>
                <text:list-item>
                  <text:p text:style-name="P65"><text:soft-page-break/>Performs autoconfiguration of device IPv6 addresses and addresses of other devices on the network, such as the default gateway</text:p>
                </text:list-item>
              </text:list>
            </text:list-item>
          </text:list>
        </text:list-item>
      </text:list>
      <text:p text:style-name="P4"/>
      <text:p text:style-name="P5"/>
      <text:p text:style-name="P16">Protocols for Use Cases</text:p>
      <text:p text:style-name="P7">File Transfers</text:p>
      <text:list xml:id="list3360328810" text:style-name="L3">
        <text:list-item>
          <text:p text:style-name="P28">Real Time Transport Protocol (RTP) </text:p>
          <text:list>
            <text:list-item>
              <text:p text:style-name="P66">delivers audio and video over IP networks</text:p>
              <text:list>
                <text:list-item>
                  <text:p text:style-name="P66">includes Voice over Internet Protocl (VoIP) communications<text:span text:style-name="T5">, streaming media, video teleconferencing applications, and devices using web-based push to talk features</text:span></text:p>
                </text:list-item>
              </text:list>
            </text:list-item>
          </text:list>
        </text:list-item>
        <text:list-item>
          <text:p text:style-name="P29">Secure Real Time Transport Protocol (SRTP)</text:p>
          <text:list>
            <text:list-item>
              <text:p text:style-name="P67">provides encryption, message authentication and integrity for RTP</text:p>
            </text:list-item>
            <text:list-item>
              <text:p text:style-name="P68">Protects against replay attacks</text:p>
              <text:list>
                <text:list-item>
                  <text:p text:style-name="P68">attacker captures data sent between the two entities, modifies it, and then attempts to impersonate one of the parties by replaying the data</text:p>
                </text:list-item>
              </text:list>
            </text:list-item>
            <text:list-item>
              <text:p text:style-name="P69">Can be used for unicast (1 to 1) or multicast (1 to multiple clients)</text:p>
            </text:list-item>
          </text:list>
        </text:list-item>
        <text:list-item>
          <text:p text:style-name="P30">File Transfer Protocol (FTP)</text:p>
          <text:list>
            <text:list-item>
              <text:p text:style-name="P70">uploads files to and downloads files from a FTP server</text:p>
            </text:list-item>
            <text:list-item>
              <text:p text:style-name="P71">by default, data is sent in cleartext, making it vulnerable to attacks</text:p>
            </text:list-item>
            <text:list-item>
              <text:p text:style-name="P72">FTP Active Mode</text:p>
              <text:list>
                <text:list-item>
                  <text:p text:style-name="P71">TCP Port 21 used for control signals</text:p>
                </text:list-item>
                <text:list-item>
                  <text:p text:style-name="P71">TCP Port 20 for data</text:p>
                </text:list-item>
              </text:list>
            </text:list-item>
            <text:list-item>
              <text:p text:style-name="P73">FTP Passive Mode (PASV) </text:p>
              <text:list>
                <text:list-item>
                  <text:p text:style-name="P73">TCP Port 21 used for control signals</text:p>
                </text:list-item>
                <text:list-item>
                  <text:p text:style-name="P73">Random TCP port used for data</text:p>
                  <text:list>
                    <text:list-item>
                      <text:p text:style-name="P73">If going through a firewall, the random port is typically blocked</text:p>
                    </text:list-item>
                  </text:list>
                </text:list-item>
                <text:list-item>
                  <text:p text:style-name="P73">Typically disabled in FTP clients</text:p>
                </text:list-item>
              </text:list>
            </text:list-item>
          </text:list>
        </text:list-item>
        <text:list-item>
          <text:p text:style-name="P31">Trivial File Transfer Protocol (TFTP)</text:p>
          <text:list>
            <text:list-item>
              <text:p text:style-name="P74">uses UDP port 69 and is used to transport smaller amounts of data, such as communicating with network devices. </text:p>
            </text:list-item>
            <text:list-item>
              <text:p text:style-name="P75">Many attacks have used TFTP and it’s not essential. </text:p>
            </text:list-item>
            <text:list-item>
              <text:p text:style-name="P75">Typically disabled by network admins</text:p>
            </text:list-item>
          </text:list>
        </text:list-item>
        <text:list-item>
          <text:p text:style-name="P32">Secure Shell (SSH)<text:span text:style-name="T1"> </text:span></text:p>
          <text:list>
            <text:list-item>
              <text:p text:style-name="P76">encrypts traffic in transit, and can be used to encrypt other protocols, such as FTP</text:p>
            </text:list-item>
            <text:list-item>
              <text:p text:style-name="P77">Secure Copy (SCP) is based on SSH and used to copy encrypted files over a networks</text:p>
            </text:list-item>
            <text:list-item>
              <text:p text:style-name="P77">Used to encrypt TCP Wrappers, a type of access control list on Linux systems to filter traffic</text:p>
            </text:list-item>
            <text:list-item>
              <text:p text:style-name="P77">Uses TCP port 22 to encrypt traffic</text:p>
            </text:list-item>
          </text:list>
        </text:list-item>
        <text:list-item>
          <text:p text:style-name="P33">Secure Sockets Layer (SSL)</text:p>
          <text:list>
            <text:list-item>
              <text:p text:style-name="P78">was primary method to secure HTTP traffic as HTTPS</text:p>
            </text:list-item>
            <text:list-item>
              <text:p text:style-name="P78">Can encrypt other types of traffic, such as SMTP and Lightweight Directory Access protocol (LDAP)</text:p>
            </text:list-item>
            <text:list-item>
              <text:p text:style-name="P78">Has been compromised and not recommended for use</text:p>
            </text:list-item>
          </text:list>
        </text:list-item>
        <text:list-item>
          <text:p text:style-name="P34">Transport Layer Security (TLS)</text:p>
          <text:list>
            <text:list-item>
              <text:p text:style-name="P79">designated replacement for SSL</text:p>
            </text:list-item>
            <text:list-item>
              <text:p text:style-name="P79">Utilize command STARTTLS to update an unencrypted connection to an encrypted connection on the same port</text:p>
            </text:list-item>
          </text:list>
        </text:list-item>
        <text:list-item>
          <text:p text:style-name="P35">Internet Protocol Security (IPsec)</text:p>
          <text:list>
            <text:list-item>
              <text:p text:style-name="P80">used to encrypt IP traffic</text:p>
            </text:list-item>
            <text:list-item>
              <text:p text:style-name="P80">native to IPv6, but works with IPv4</text:p>
            </text:list-item>
            <text:list-item>
              <text:p text:style-name="P81">Encapsulates and encrypts IP packet payloads and uses Tunnel mode to protect Virtual private network (VPN) traffic</text:p>
            </text:list-item>
            <text:list-item>
              <text:p text:style-name="P82">Main Components</text:p>
              <text:list>
                <text:list-item>
                  <text:p text:style-name="P82">Authentication Header (AH) - <text:span text:style-name="T6">identified by protocol ID number 51</text:span></text:p>
                </text:list-item>
                <text:list-item>
                  <text:p text:style-name="P83"><text:soft-page-break/>Encapsulating Security Payload (ESP) - Identified by protocol ID number 50</text:p>
                  <text:list>
                    <text:list-item>
                      <text:p text:style-name="P83">Uses Internet Key Exchange (IKE) over UDP port 500 to create a security association for the VPN</text:p>
                    </text:list-item>
                  </text:list>
                </text:list-item>
              </text:list>
            </text:list-item>
          </text:list>
        </text:list-item>
        <text:list-item>
          <text:p text:style-name="P36">Secure File Transfer Protocol (SFTP)</text:p>
          <text:list>
            <text:list-item>
              <text:p text:style-name="P84">secure implementation of File Transfer Protocol (FTP)</text:p>
            </text:list-item>
            <text:list-item>
              <text:p text:style-name="P85">Extension of Secure Shell (SSH), using SSH to trasmit the files in an encrypted format</text:p>
            </text:list-item>
            <text:list-item>
              <text:p text:style-name="P85">Transmits data using TCP port 22</text:p>
            </text:list-item>
          </text:list>
        </text:list-item>
        <text:list-item>
          <text:p text:style-name="P37">File Transfer Protocol Secure (FTPS)</text:p>
          <text:list>
            <text:list-item>
              <text:p text:style-name="P85">Extension of FTP and uses Transport Layer Security (TLS) to encrypt FTP traffic</text:p>
            </text:list-item>
            <text:list-item>
              <text:p text:style-name="P86">Some implementations of FTPS use TCP ports 989 and 990, but TLS can also encrypt traffic over ports used by FTP (TCP 20 and 21)</text:p>
            </text:list-item>
          </text:list>
        </text:list-item>
      </text:list>
      <text:p text:style-name="P7">Email and Web Use</text:p>
      <text:list xml:id="list2850610456" text:style-name="L4">
        <text:list-item>
          <text:p text:style-name="P38">Simple Mail Transfer Protocol (SMTP)</text:p>
          <text:list>
            <text:list-item>
              <text:p text:style-name="P87">transfers email between clients and SMTP servers</text:p>
            </text:list-item>
            <text:list-item>
              <text:p text:style-name="P87">Uses TCP Port 25</text:p>
            </text:list-item>
            <text:list-item>
              <text:p text:style-name="P87">Recommended that SMTP uses STARTTLS to initialize a secure connection</text:p>
            </text:list-item>
          </text:list>
        </text:list-item>
        <text:list-item>
          <text:p text:style-name="P39">Post Office Protocol v3 (POP3)</text:p>
          <text:list>
            <text:list-item>
              <text:p text:style-name="P88">transfers emails from servers down to clients</text:p>
            </text:list-item>
            <text:list-item>
              <text:p text:style-name="P88">Uses TCP port 110</text:p>
            </text:list-item>
            <text:list-item>
              <text:p text:style-name="P88">Secure POP3 encrypts transmission with SSL or TLS and can use TCP port 995</text:p>
            </text:list-item>
            <text:list-item>
              <text:p text:style-name="P89">STARTTLS is recommended to start a secure connection on port 110</text:p>
            </text:list-item>
          </text:list>
        </text:list-item>
        <text:list-item>
          <text:p text:style-name="P40">Internet Message Access Protocol Version 4 (IMAP4)</text:p>
          <text:list>
            <text:list-item>
              <text:p text:style-name="P90">used to store email on an email server, allows user to organize and manage email in folders on the server</text:p>
            </text:list-item>
            <text:list-item>
              <text:p text:style-name="P91">ex...Google Mail uses IMAP4</text:p>
            </text:list-item>
            <text:list-item>
              <text:p text:style-name="P91">TCP port 143</text:p>
            </text:list-item>
            <text:list-item>
              <text:p text:style-name="P91">Can use SSL or TLS on TCP port 993</text:p>
            </text:list-item>
            <text:list-item>
              <text:p text:style-name="P91">Recommended to use STARTTLS for encrypted connection on TCP port 143</text:p>
            </text:list-item>
          </text:list>
        </text:list-item>
        <text:list-item>
          <text:p text:style-name="P41">HyperText Transfer Protocol (HTTP)</text:p>
          <text:list>
            <text:list-item>
              <text:p text:style-name="P92">transmits web traffic on the internet and in intranets</text:p>
            </text:list-item>
            <text:list-item>
              <text:p text:style-name="P93">Web servers use HTTP to transmit web pages to client web browsers</text:p>
            </text:list-item>
            <text:list-item>
              <text:p text:style-name="P93">HyperText Markup Language (HTML) is the common language</text:p>
            </text:list-item>
            <text:list-item>
              <text:p text:style-name="P93">TCP Port 80</text:p>
            </text:list-item>
          </text:list>
        </text:list-item>
        <text:list-item>
          <text:p text:style-name="P42">HyperText Transfer Protocol Secure (HTTPS)</text:p>
          <text:list>
            <text:list-item>
              <text:p text:style-name="P94">encrypts web traffic to ensure it is secure while in transit</text:p>
            </text:list-item>
            <text:list-item>
              <text:p text:style-name="P94">Web browsers commonly indicate a web page is using HTTPS by displaying a lock icon on the address bar, and including HTTPS in the url</text:p>
            </text:list-item>
            <text:list-item>
              <text:p text:style-name="P94">TCP port 443</text:p>
            </text:list-item>
          </text:list>
        </text:list-item>
      </text:list>
      <text:p text:style-name="P8">Directory Services</text:p>
      <text:list xml:id="list2188745707" text:style-name="L5">
        <text:list-item>
          <text:p text:style-name="P43">Kerberos</text:p>
          <text:list>
            <text:list-item>
              <text:p text:style-name="P95">Authentication protocol used in Windows domains and some Unix environments</text:p>
            </text:list-item>
            <text:list-item>
              <text:p text:style-name="P95">Uses a Key Distribution Center (KDC) to issue timestamped tickets</text:p>
            </text:list-item>
            <text:list-item>
              <text:p text:style-name="P95">Uses UDP Port 88</text:p>
            </text:list-item>
          </text:list>
        </text:list-item>
        <text:list-item>
          <text:p text:style-name="P44">Lightweight Directory Access Protocol (LDAP)</text:p>
          <text:list>
            <text:list-item>
              <text:p text:style-name="P96">protocol used to communicate with directories such as AD DS,</text:p>
            </text:list-item>
            <text:list-item>
              <text:p text:style-name="P96">Provides syntax for object identification and management</text:p>
            </text:list-item>
            <text:list-item>
              <text:p text:style-name="P96">TCP port 389</text:p>
            </text:list-item>
            <text:list-item>
              <text:p text:style-name="P96">Lightweight Directory Access Protocol Secure (LDAPS) encrypts data with TLS using TCP port 636</text:p>
            </text:list-item>
          </text:list>
        </text:list-item>
        <text:list-item>
          <text:p text:style-name="P45"><text:soft-page-break/>Group Policy</text:p>
          <text:list>
            <text:list-item>
              <text:p text:style-name="P97">Admins use group policy objects (GPOs) to configure settings</text:p>
            </text:list-item>
            <text:list-item>
              <text:p text:style-name="P97">GPOS are then applied to users and computers within the domain.</text:p>
            </text:list-item>
          </text:list>
        </text:list-item>
      </text:list>
      <text:p text:style-name="P9">Remote Access Use Cases</text:p>
      <text:list xml:id="list1566958666" text:style-name="L6">
        <text:list-item>
          <text:p text:style-name="P98">Admins typically implement Secure Shell (SSH) to meet a use case of supporting remote access</text:p>
        </text:list-item>
        <text:list-item>
          <text:p text:style-name="P98">Linux admins would typically use Netcat when connecting to remote systems, and sure the transmissions with SSH</text:p>
        </text:list-item>
        <text:list-item>
          <text:p text:style-name="P46">Remote Desktop Protocol (RDP)</text:p>
          <text:list>
            <text:list-item>
              <text:p text:style-name="P99">used by admins and clients t connect to systems from remote locations</text:p>
            </text:list-item>
            <text:list-item>
              <text:p text:style-name="P100">TCP port 3389 or UDP 3389</text:p>
            </text:list-item>
            <text:list-item>
              <text:p text:style-name="P101">Common reason for users not being able to connect to systems using RDP is that port 3389 is blocked on a host-based or network firewall</text:p>
            </text:list-item>
          </text:list>
        </text:list-item>
        <text:list-item>
          <text:p text:style-name="P47">Virtual Private Network (VPN)</text:p>
          <text:list>
            <text:list-item>
              <text:p text:style-name="P102">covered in Chapter 4</text:p>
            </text:list-item>
          </text:list>
        </text:list-item>
      </text:list>
      <text:p text:style-name="P10">Time Syncrhonization Use Case</text:p>
      <text:list xml:id="list1311009368" text:style-name="L7">
        <text:list-item>
          <text:p text:style-name="P48">Network Time Protocol (NTP)</text:p>
          <text:list>
            <text:list-item>
              <text:p text:style-name="P103">allows systems on the network to syncrhonize their time to within tens of milliseconds</text:p>
            </text:list-item>
            <text:list-item>
              <text:p text:style-name="P104">Typically, one domain controller on the network periodically uses Windows Time Service to locate a reliable internet server running the Network Time Protocol (NTP). Other domains will periodically synchronize with the first domain, then all computers on the domain syncrhonize with one of these domain controllers. </text:p>
            </text:list-item>
          </text:list>
        </text:list-item>
        <text:list-item>
          <text:p text:style-name="P49">Simple NTP (SNTP)</text:p>
          <text:list>
            <text:list-item>
              <text:p text:style-name="P105">Can also be used for time synchronization, but does not use as complex and effective algorithms as NTP, so might not be as accurate as NTP</text:p>
            </text:list-item>
          </text:list>
        </text:list-item>
      </text:list>
      <text:p text:style-name="P11">Network Address Allocation Use Case</text:p>
      <text:list xml:id="list3626609827" text:style-name="L8">
        <text:list-item>
          <text:p text:style-name="P50">IPv4</text:p>
          <text:list>
            <text:list-item>
              <text:p text:style-name="P106">uses 32 bit IP addresses expressed in dotted decimal format</text:p>
            </text:list-item>
            <text:list-item>
              <text:p text:style-name="P107">Can also be expressed in binary form with 32 bits</text:p>
            </text:list-item>
            <text:list-item>
              <text:p text:style-name="P108">All Internet IP Addresses are public IP Addresses<text:span text:style-name="T7"> and internal networks use private IP addresses</text:span></text:p>
            </text:list-item>
            <text:list-item>
              <text:p text:style-name="P109">Public IP addresses are tightly controlled, cant just use any public IP addres<text:span text:style-name="T8">s, but they must be purchased or rented</text:span></text:p>
            </text:list-item>
            <text:list-item>
              <text:p text:style-name="P110">ISP’s purchase entire ranges of IP addresses and issue them to customers</text:p>
            </text:list-item>
            <text:list-item>
              <text:p text:style-name="P111">If you access the internet from home, you are very likely receiving a public IP address from an ISP</text:p>
            </text:list-item>
            <text:list-item>
              <text:p text:style-name="P112">Routers on the internet include rules to drop any traffic coming from or going to a private IP address, so they can not be allocated on the internet</text:p>
            </text:list-item>
            <text:list-item>
              <text:p text:style-name="P112">Private Address Ranges (RFC 1918)</text:p>
              <text:list>
                <text:list-item>
                  <text:p text:style-name="P112">10.0.0.0 through 10.255.255.255</text:p>
                </text:list-item>
                <text:list-item>
                  <text:p text:style-name="P112">172.16.0.0 through 172.31.255.25<text:span text:style-name="T9">5</text:span></text:p>
                </text:list-item>
                <text:list-item>
                  <text:p text:style-name="P113">192.168.0.0 through 192.168.255.255<text:span text:style-name="T10"> </text:span></text:p>
                </text:list-item>
              </text:list>
            </text:list-item>
          </text:list>
        </text:list-item>
        <text:list-item>
          <text:p text:style-name="P51">IPv6</text:p>
          <text:list>
            <text:list-item>
              <text:p text:style-name="P114">In 2011, final block of IPv4 addresses was assigned</text:p>
            </text:list-item>
            <text:list-item>
              <text:p text:style-name="P114">Internet Engineering Task Force (IETF) created IPv6, providing a much larger address space than IPv4</text:p>
            </text:list-item>
            <text:list-item>
              <text:p text:style-name="P114">128 Bit addresses, expressed in Hexidecimal</text:p>
              <text:list>
                <text:list-item>
                  <text:p text:style-name="P114">8 groups of 4 hexidecimal values, separated by semi-colon</text:p>
                </text:list-item>
              </text:list>
            </text:list-item>
            <text:list-item>
              <text:p text:style-name="P115">Instead of private IP Addresses, IPv6 uses unique local addresses</text:p>
              <text:list>
                <text:list-item>
                  <text:p text:style-name="P115"><text:soft-page-break/>Unique local addressses are only allocated within private networks and not assigned to systems on the internet. Unique local addresses start with a prefix of fc00</text:p>
                </text:list-item>
              </text:list>
            </text:list-item>
          </text:list>
        </text:list-item>
      </text:list>
      <text:p text:style-name="P12">Domain Name Resolution Use Case</text:p>
      <text:list xml:id="list1086817754" text:style-name="L9">
        <text:list-item>
          <text:p text:style-name="P52">Domain Name System (DNS)</text:p>
          <text:list>
            <text:list-item>
              <text:p text:style-name="P116">Primary purpose is domain name resolution, resolving host names to IP addresses</text:p>
            </text:list-item>
            <text:list-item>
              <text:p text:style-name="P117">Uses UDP Port 53 to query DNS</text:p>
            </text:list-item>
          </text:list>
        </text:list-item>
        <text:list-item>
          <text:p text:style-name="P117">DNS servers host data in zones, which include multiple records</text:p>
        </text:list-item>
        <text:list-item>
          <text:p text:style-name="P117">Record types;</text:p>
          <text:list>
            <text:list-item>
              <text:p text:style-name="P117">A. - also called a host record. Holds host name and IPv4 address. Most commonly used record in a DNS server</text:p>
              <text:list>
                <text:list-item>
                  <text:p text:style-name="P117">client queries DNS with host name and DNS responds with the IPv4 address from this record</text:p>
                </text:list-item>
              </text:list>
            </text:list-item>
            <text:list-item>
              <text:p text:style-name="P117">AAAA - holds the host name and the IPv6 address. Similar to A record, but for IPv6</text:p>
            </text:list-item>
            <text:list-item>
              <text:p text:style-name="P118">PTR - pointer record</text:p>
              <text:list>
                <text:list-item>
                  <text:p text:style-name="P118">Opposite of an A record</text:p>
                  <text:list>
                    <text:list-item>
                      <text:p text:style-name="P118">Instead of a DNS client querying DNS with the name, DNS client queries DNS with the IP address</text:p>
                    </text:list-item>
                    <text:list-item>
                      <text:p text:style-name="P119">DNS server then responds with the hst name</text:p>
                    </text:list-item>
                  </text:list>
                </text:list-item>
                <text:list-item>
                  <text:p text:style-name="P119">PTR records are optional, and reverse lookups are not always successful</text:p>
                </text:list-item>
              </text:list>
            </text:list-item>
            <text:list-item>
              <text:p text:style-name="P120">MX - <text:span text:style-name="T11">mail exchange or mail exchanger</text:span></text:p>
              <text:list>
                <text:list-item>
                  <text:p text:style-name="P121">MX record identifies a mail server used for email</text:p>
                </text:list-item>
                <text:list-item>
                  <text:p text:style-name="P121">Linked to the A or AAAA of a mail server</text:p>
                </text:list-item>
              </text:list>
            </text:list-item>
            <text:list-item>
              <text:p text:style-name="P122">CNAME - a canonical name or alis, allows a single system to have multiple names associated with a single IP address. </text:p>
            </text:list-item>
            <text:list-item>
              <text:p text:style-name="P123">SOA - Start of Authority - record includes information about the <text:span text:style-name="T12">DNS zone and some of it’s settings. Includes time to live (TTL) settings for DNS records. TTL settings determine how long to cache DNS results. </text:span></text:p>
            </text:list-item>
          </text:list>
        </text:list-item>
        <text:list-item>
          <text:p text:style-name="P124">Berkeley Internet Name Domain (BIND) - runs on Unix or Linux servers. Internal networks can use BIND, but in Microsoft networks, DNS servers commonly use the Microsoft DNS software </text:p>
        </text:list-item>
        <text:list-item>
          <text:p text:style-name="P125">DNSSEC<text:span text:style-name="T13"> - Domain Name System Security Extensions</text:span></text:p>
          <text:list>
            <text:list-item>
              <text:p text:style-name="P126">Used to prevent DNS Poisoning</text:p>
            </text:list-item>
            <text:list-item>
              <text:p text:style-name="P126">Suite of extentions to DNS that provides validation for DNS responses</text:p>
            </text:list-item>
            <text:list-item>
              <text:p text:style-name="P127">DNSSEC adds a digital signature to each record that provides data integrity. If a DNS server receives a DNSSEC enabled response with digitally signed records, the DNS server knows the response is valid.</text:p>
            </text:list-item>
          </text:list>
        </text:list-item>
        <text:list-item>
          <text:p text:style-name="P127">Nslookup (name server lookup)</text:p>
          <text:list>
            <text:list-item>
              <text:p text:style-name="P127">used to troubleshoot problems related to DNS</text:p>
            </text:list-item>
            <text:list-item>
              <text:p text:style-name="P127">Used to verify that a DNS server can resolve specific host names or fully qualified domain names to IP addresses. (FQDN includes both the host name and the domain name)</text:p>
            </text:list-item>
          </text:list>
        </text:list-item>
        <text:list-item>
          <text:p text:style-name="P128">Dig</text:p>
          <text:list>
            <text:list-item>
              <text:p text:style-name="P128">replaced nslookup on Linux systems</text:p>
            </text:list-item>
            <text:list-item>
              <text:p text:style-name="P128">verifies DNS functionality by querying DNS, verifying a record exists and verifying that the DNS server respond<text:span text:style-name="T14">s</text:span></text:p>
            </text:list-item>
          </text:list>
        </text:list-item>
        <text:list-item>
          <text:p text:style-name="P129">Subscription Services Use Case</text:p>
          <text:list>
            <text:list-item>
              <text:p text:style-name="P130">refers to a Subscription based business model. Similar to Microsoft Office being available for subscription as opposed to buying one version only.</text:p>
            </text:list-item>
          </text:list>
        </text:list-item>
      </text:list>
      <text:p text:style-name="P13"/>
      <text:p text:style-name="P17">Ports</text:p>
      <text:list xml:id="list2406830040" text:style-name="L10">
        <text:list-item>
          <text:p text:style-name="P131">Administrators will open and close ports based on their need for the Protocol that uses that port</text:p>
        </text:list-item>
        <text:list-item>
          <text:p text:style-name="P132">Ports are split into 3 ranges</text:p>
          <text:list>
            <text:list-item>
              <text:p text:style-name="P132">Well Known Ports: 0-1023</text:p>
              <text:list>
                <text:list-item>
                  <text:p text:style-name="P132">IANA assigns port numbers to commonly used protocols in the well-known port range</text:p>
                </text:list-item>
                <text:list-item>
                  <text:p text:style-name="P133">Subject to the most attacks due to highest use</text:p>
                </text:list-item>
              </text:list>
            </text:list-item>
            <text:list-item>
              <text:p text:style-name="P132">Registered Ports: 1024-49,151</text:p>
              <text:list>
                <text:list-item>
                  <text:p text:style-name="P132">Ports are registered for companies as a convenience to the IT community.</text:p>
                </text:list-item>
                <text:list-item>
                  <text:p text:style-name="P134">A single company may register a port for proprietary use, or multiple companies may use the same port for a specific standard</text:p>
                  <text:list>
                    <text:list-item>
                      <text:p text:style-name="P134">ex...Microsoft SQL Server uses port 1433 for database servers, Layer 2 Tunneling Protocol (L2TP) uses port 1701 and Point to Point Tunneling Protocol (PPTP) uses port 1723</text:p>
                    </text:list-item>
                  </text:list>
                </text:list-item>
              </text:list>
            </text:list-item>
            <text:list-item>
              <text:p text:style-name="P133">Dynamic and Private Ports: 49,152-65,535</text:p>
              <text:list>
                <text:list-item>
                  <text:p text:style-name="P133">Ports are available for use by any application and are commonly used to temporarily map an application to a port for testing</text:p>
                </text:list-item>
              </text:list>
            </text:list-item>
          </text:list>
        </text:list-item>
        <text:list-item>
          <text:p text:style-name="P135">Combining IP Address and Port</text:p>
          <text:list>
            <text:list-item>
              <text:p text:style-name="P136">TCP/IP uses the IP Address to get the packet to the right computer</text:p>
            </text:list-item>
            <text:list-item>
              <text:p text:style-name="P136">Computer then uses the port number to get the packet number to the correct service or application for process<text:span text:style-name="T15">ing</text:span></text:p>
            </text:list-item>
          </text:list>
        </text:list-item>
        <text:list-item>
          <text:p text:style-name="P137">IP Address used to Locate Hosts</text:p>
          <text:list>
            <text:list-item>
              <text:p text:style-name="P137">In the situation that you are trying to communicate with a web server, ex google.com, TCP/IP uses IP addresses to route packets from your computer, to the IP address for google.com’s webserver. TCP/IP then uses IP addresses again to route packets from google.com’s webserver back to your computer</text:p>
            </text:list-item>
          </text:list>
        </text:list-item>
        <text:list-item>
          <text:p text:style-name="P138">Client Ports</text:p>
          <text:list>
            <text:list-item>
              <text:p text:style-name="P138">TCP/IP works with the client Operating System to maintain a table of client-side ports</text:p>
            </text:list-item>
            <text:list-item>
              <text:p text:style-name="P138">Table associates port numbers with applications expecting return traffic</text:p>
            </text:list-item>
            <text:list-item>
              <text:p text:style-name="P138">Client-Side ports start at 49,152 and increment up to 65,535. </text:p>
            </text:list-item>
            <text:list-item>
              <text:p text:style-name="P138">If system uses all ports between 49,152 and 65,53 before rebooting, it will begin again at 49,152</text:p>
            </text:list-item>
          </text:list>
        </text:list-item>
        <text:list-item>
          <text:p text:style-name="P139">Importance of Ports in Security</text:p>
          <text:list>
            <text:list-item>
              <text:p text:style-name="P140">Routers and Routing components of firewalls filter packets based on IP addresses, ports and some protocols such as ICMP or IPsec</text:p>
            </text:list-item>
            <text:list-item>
              <text:p text:style-name="P141">Since most protocols use well-known ports, you can block or enable traffic based on the port</text:p>
            </text:list-item>
            <text:list-item>
              <text:p text:style-name="P142">A client computer doesn’t need to accept incoming HTTP Traffic, so it wouldn’t need to have port 80 open. But, it would need to have a dynamic port open to receive data back from the web server</text:p>
            </text:list-item>
          </text:list>
        </text:list-item>
      </text:list>
      <text:p text:style-name="P14"/>
      <text:p text:style-name="P15">Network Devices</text:p>
      <text:list xml:id="list2766566868" text:style-name="L11">
        <text:list-item>
          <text:p text:style-name="P143">**Any device with an IP Address is a host, but often referred to as clients or nodes</text:p>
        </text:list-item>
        <text:list-item>
          <text:p text:style-name="P143">Unicast - one to one traffic. One host sends traffic directly to another host by using IP addresses</text:p>
        </text:list-item>
        <text:list-item>
          <text:p text:style-name="P143">Broadcast - <text:span text:style-name="T16">One to all traffic. One host sends traffic to all other hosts on the subnet uses a broadcast address such as 255.255.255.255. Every hosts that receives broadcast traffic will process it. </text:span></text:p>
        </text:list-item>
        <text:list-item>
          <text:p text:style-name="P144">Switches</text:p>
          <text:list>
            <text:list-item>
              <text:p text:style-name="P144">a switch leanrs which computers are attached to each of it’s physical ports, then uses that info create internal switched connections when two computers communicate with each other</text:p>
            </text:list-item>
            <text:list-item>
              <text:p text:style-name="P145"><text:soft-page-break/>Computer Identifying Process</text:p>
              <text:list>
                <text:list-item>
                  <text:p text:style-name="P145">When a switch is first turned on, it has no knowledge of what computers are connected</text:p>
                </text:list-item>
                <text:list-item>
                  <text:p text:style-name="P145">When a computer sends a packet, it’s MAC address is stored with it’s assigned port on a table maintained by the switch</text:p>
                </text:list-item>
                <text:list-item>
                  <text:p text:style-name="P145">When the target computer receives the packet, it responds, providing it’s MAC address. The switch then stores it’s MAC address and corresponding port number on it’s internal routing table</text:p>
                </text:list-item>
                <text:list-item>
                  <text:p text:style-name="P146">After the computers are identified, any communication between those two computers will be Unicast directly between them</text:p>
                </text:list-item>
              </text:list>
            </text:list-item>
            <text:list-item>
              <text:p text:style-name="P146">Security Benefits</text:p>
              <text:list>
                <text:list-item>
                  <text:p text:style-name="P147">If a protocol analyzer was installed on a computer, it would not be able to capture unicast data being sent on the switch between other computers. The protocol analyzer could only capture traffic being sent into the infected computer’s port</text:p>
                </text:list-item>
                <text:list-item>
                  <text:p text:style-name="P147">If the traffic was being handled on a hub, instead of a switch, the data is unicast to all ports on the hub, meaning the protocol analyzer would be able to capture all data, even though it was not intended for that computer</text:p>
                </text:list-item>
              </text:list>
            </text:list-item>
            <text:list-item>
              <text:p text:style-name="P148">Port Security</text:p>
              <text:list>
                <text:list-item>
                  <text:p text:style-name="P148">Includes disabling used ports on a switch, and limiting the number of MAC addresses that can connect to a port. </text:p>
                  <text:list>
                    <text:list-item>
                      <text:p text:style-name="P148">ex...RJ45 wall jacks in an office lead to specific ports on a switch. When the jacks are not going to be used, they should be disabled. Additionally, the # of MAC addresses that can connect to the ports should be limited.</text:p>
                    </text:list-item>
                  </text:list>
                </text:list-item>
              </text:list>
            </text:list-item>
            <text:list-item>
              <text:p text:style-name="P149">Physical Security of a Switch</text:p>
              <text:list>
                <text:list-item>
                  <text:p text:style-name="P150">Many switches have a console port which an admin can use to monitor traffic. The monitoring port will see all traffic in and out of the switch. However, if the Switch was not properly secured in a physical location, an attacker could connect to the console port</text:p>
                </text:list-item>
              </text:list>
            </text:list-item>
            <text:list-item>
              <text:p text:style-name="P151">Loop Prevention</text:p>
              <text:list>
                <text:list-item>
                  <text:p text:style-name="P151">If a switch accidentally has two ports connected with the same cord, it can cause a never ending loop that will send and resend unicast transmissions through the switch. This can cause performance issues</text:p>
                </text:list-item>
                <text:list-item>
                  <text:p text:style-name="P151">Spanning Tree Protocol (STP) or Rapid Spanning Tree Protocol (RSTP) should be installed and enabled for loop prevention.</text:p>
                </text:list-item>
              </text:list>
            </text:list-item>
            <text:list-item>
              <text:p text:style-name="P151">Flood Attacks and Flood Guards</text:p>
              <text:list>
                <text:list-item>
                  <text:p text:style-name="P151">MAC Flood Attack</text:p>
                  <text:list>
                    <text:list-item>
                      <text:p text:style-name="P151">Attacker sends a large amount of traffic with spoofed MAC Addresses to one port</text:p>
                    </text:list-item>
                    <text:list-item>
                      <text:p text:style-name="P151">Switch eventually runs out of memory to store all of the MAC addresses and switches to fail-open state and operates essentially as a hub. A protocol analyzer can then grab all traffic going through the switch</text:p>
                    </text:list-item>
                  </text:list>
                </text:list-item>
                <text:list-item>
                  <text:p text:style-name="P152">Flood Guard</text:p>
                  <text:list>
                    <text:list-item>
                      <text:p text:style-name="P152">Sets a limit on the amount of memory the Switch can use to store MAC addresses for a given port. If the limit is reached, traffic would be disabled or restricted for that port until the admin intervenes.</text:p>
                    </text:list-item>
                    <text:list-item>
                      <text:p text:style-name="P153">The Flood Guard typically sends a Simple Network Management Protocol (SNMP) trap or error message in response to the alert</text:p>
                    </text:list-item>
                  </text:list>
                </text:list-item>
              </text:list>
            </text:list-item>
          </text:list>
        </text:list-item>
        <text:list-item>
          <text:p text:style-name="P154">Routers</text:p>
          <text:list>
            <text:list-item>
              <text:p text:style-name="P154">connects multiple network segments into a single network and routes traffic between the segments</text:p>
            </text:list-item>
            <text:list-item>
              <text:p text:style-name="P155">Broadcasts are not passed by routers, which reduces traffic on any single segment. </text:p>
            </text:list-item>
            <text:list-item>
              <text:p text:style-name="P156">Segments separated by routers are sometimes called Broadcast segments</text:p>
            </text:list-item>
            <text:list-item>
              <text:p text:style-name="P156"><text:soft-page-break/>Too many computers on a single segment can cause excessive collisions and reduce network performance.<text:span text:style-name="T17"> </text:span></text:p>
            </text:list-item>
            <text:list-item>
              <text:p text:style-name="P157">Physical routers are the most effective, but routing software can be built into computers with multiple Network Interface Cards (NICs)</text:p>
            </text:list-item>
            <text:list-item>
              <text:p text:style-name="P157">Access Control Lists (ACL) </text:p>
              <text:list>
                <text:list-item>
                  <text:p text:style-name="P157">rules implemented on a router and firewalls to identify which traffic is allowed and which traffic is denied</text:p>
                </text:list-item>
                <text:list-item>
                  <text:p text:style-name="P158">Basic Packet Filter</text:p>
                  <text:list>
                    <text:list-item>
                      <text:p text:style-name="P158">IP Addresses and Networks</text:p>
                      <text:list>
                        <text:list-item>
                          <text:p text:style-name="P158">block access from any single computer based on it’s IP address, or an entire subnet</text:p>
                        </text:list-item>
                      </text:list>
                    </text:list-item>
                    <text:list-item>
                      <text:p text:style-name="P158">Ports</text:p>
                      <text:list>
                        <text:list-item>
                          <text:p text:style-name="P158">Filter traffic based on logical ports. Ex...block port 80 to block out HTTP traffic</text:p>
                        </text:list-item>
                      </text:list>
                    </text:list-item>
                    <text:list-item>
                      <text:p text:style-name="P158">Protocol Numbers</text:p>
                      <text:list>
                        <text:list-item>
                          <text:p text:style-name="P159">Block traffic into a router by blocking out a specific port number. ex...DoS attacks use ICMP. Blocking ICMP can limit exposure to DoS attacks</text:p>
                        </text:list-item>
                      </text:list>
                    </text:list-item>
                  </text:list>
                </text:list-item>
                <text:list-item>
                  <text:p text:style-name="P160">Implicit Deny</text:p>
                  <text:list>
                    <text:list-item>
                      <text:p text:style-name="P160">Any traffic that is not EXPLICITLY allowed is implicitly denied</text:p>
                      <text:list>
                        <text:list-item>
                          <text:p text:style-name="P161">ex.. if a rule is set to Explicit allow HTTP traffic, only HTTP Traffic will be allowed through and all other traffic will be blocked</text:p>
                        </text:list-item>
                      </text:list>
                    </text:list-item>
                  </text:list>
                </text:list-item>
                <text:list-item>
                  <text:p text:style-name="P161">Antispoofing</text:p>
                  <text:list>
                    <text:list-item>
                      <text:p text:style-name="P161">when implemented on a router, the ACL will allow or block certain IP addresses. Any traffic coming from the internet using a private IP address is obviously an attempt to spoof, and should be blocked. </text:p>
                    </text:list-item>
                    <text:list-item>
                      <text:p text:style-name="P161">Example rules to block entire subnets</text:p>
                      <text:list>
                        <text:list-item>
                          <text:p text:style-name="P161">deny ip 10.0.0.0 10.255.255.255 any</text:p>
                        </text:list-item>
                        <text:list-item>
                          <text:p text:style-name="P161">deny ip 172.6.0.0 0.15.255.255 any</text:p>
                        </text:list-item>
                        <text:list-item>
                          <text:p text:style-name="P161">deny ip 192.168.0.0 0.0.255.255 any</text:p>
                        </text:list-item>
                      </text:list>
                    </text:list-item>
                  </text:list>
                </text:list-item>
              </text:list>
            </text:list-item>
          </text:list>
        </text:list-item>
        <text:list-item>
          <text:p text:style-name="P161">Bridge</text:p>
          <text:list>
            <text:list-item>
              <text:p text:style-name="P161">network bridge connect multiple networks together and can be used instead of a router in some situations</text:p>
            </text:list-item>
            <text:list-item>
              <text:p text:style-name="P161">Bridge directs traffic based on destination MAC addresses</text:p>
            </text:list-item>
            <text:list-item>
              <text:p text:style-name="P161">Bridges learn what MAC are present in certain segments similar to a Switch</text:p>
              <text:list>
                <text:list-item>
                  <text:p text:style-name="P161">if a packet sent for an unknown MAC is received, it will be sent to all segments until a reply from the destination computer is received</text:p>
                </text:list-item>
              </text:list>
            </text:list-item>
          </text:list>
        </text:list-item>
        <text:list-item>
          <text:p text:style-name="P162">Aggregation Switch</text:p>
          <text:list>
            <text:list-item>
              <text:p text:style-name="P163">aggregation switch is used to connect multiple switches in a network. Commonly used to connect switches and then the router, acting as an intermediary. </text:p>
            </text:list-item>
          </text:list>
        </text:list-item>
        <text:list-item>
          <text:p text:style-name="P164">Firewalls</text:p>
          <text:list>
            <text:list-item>
              <text:p text:style-name="P164">Filters incoming and outgoing traffic for a single host or between networks</text:p>
            </text:list-item>
            <text:list-item>
              <text:p text:style-name="P164">Host-Based Firewalls</text:p>
              <text:list>
                <text:list-item>
                  <text:p text:style-name="P164">Monitors traffic going in and out of a single host through the NIC, such as a server or workstation</text:p>
                </text:list-item>
                <text:list-item>
                  <text:p text:style-name="P165">Provides intrustion protection for the host</text:p>
                </text:list-item>
                <text:list-item>
                  <text:p text:style-name="P164">Many operating systems include software-based firewalls</text:p>
                </text:list-item>
                <text:list-item>
                  <text:p text:style-name="P165">Linux systems support xtables, which are tables with rules configured similar to an ACL</text:p>
                </text:list-item>
                <text:list-item>
                  <text:p text:style-name="P166">Network based firewalls are typically dedicated servers or appliances and provide protection for the network</text:p>
                </text:list-item>
              </text:list>
            </text:list-item>
            <text:list-item>
              <text:p text:style-name="P167">Application-Based vs Network-Based Firewalls</text:p>
              <text:list>
                <text:list-item>
                  <text:p text:style-name="P167"><text:soft-page-break/>Application Based - typically software running on a system</text:p>
                  <text:list>
                    <text:list-item>
                      <text:p text:style-name="P167">host-based firewalls are usually application-based</text:p>
                    </text:list-item>
                  </text:list>
                </text:list-item>
                <text:list-item>
                  <text:p text:style-name="P167">Network-Based<text:span text:style-name="T18"> - typically a dedicated system with additional software installed to monitor, filter and log traffic</text:span></text:p>
                  <text:list>
                    <text:list-item>
                      <text:p text:style-name="P168">typically have multiple Network Interface Cards (NIC) and all traffic for the network passes through the firewall</text:p>
                    </text:list-item>
                    <text:list-item>
                      <text:p text:style-name="P169">Firewall would then control all traffic coming in and out of the network</text:p>
                    </text:list-item>
                    <text:list-item>
                      <text:p text:style-name="P170">Most organizations have one network-based firewall at the border, between their intranet and the internet</text:p>
                    </text:list-item>
                  </text:list>
                </text:list-item>
              </text:list>
            </text:list-item>
            <text:list-item>
              <text:p text:style-name="P171">Stateless Firewall Rules</text:p>
              <text:list>
                <text:list-item>
                  <text:p text:style-name="P171">Stateless Firewalls use rules implemented by ACL’s to identify allowed and blocked traffic, similar to how a router uses rules</text:p>
                </text:list-item>
                <text:list-item>
                  <text:p text:style-name="P171">Firewalls use an implicit deny strategy and block all traffic that is not explicitly allowed</text:p>
                </text:list-item>
                <text:list-item>
                  <text:p text:style-name="P171">General Format</text:p>
                  <text:list>
                    <text:list-item>
                      <text:p text:style-name="P171">Permission Protocol Source Destination Port</text:p>
                      <text:list>
                        <text:list-item>
                          <text:p text:style-name="P171">Permission - PERMIT / ALLOW OR DENY</text:p>
                        </text:list-item>
                        <text:list-item>
                          <text:p text:style-name="P171">Protocol - TCP or UDP, or IP to block both</text:p>
                        </text:list-item>
                        <text:list-item>
                          <text:p text:style-name="P171">Source - <text:span text:style-name="T19">Identify IP addresses or Subnets to allow or block traffic from a single computer or network</text:span></text:p>
                        </text:list-item>
                        <text:list-item>
                          <text:p text:style-name="P172">Destination - <text:span text:style-name="T20">Identify IP Addresses or subnets to allow or block traffic to a single computer or network</text:span></text:p>
                        </text:list-item>
                        <text:list-item>
                          <text:p text:style-name="P173">Port or Protocol</text:p>
                        </text:list-item>
                      </text:list>
                    </text:list-item>
                  </text:list>
                </text:list-item>
              </text:list>
            </text:list-item>
            <text:list-item>
              <text:p text:style-name="P174">Stateful Vs. Stateless</text:p>
              <text:list>
                <text:list-item>
                  <text:p text:style-name="P174">Stateful firewall inspects traffic and makes decisions based on the context or state of the traffic</text:p>
                  <text:list>
                    <text:list-item>
                      <text:p text:style-name="P174">Keeps track of established sessions and inspects traffic based on it’s state within a session</text:p>
                    </text:list-item>
                    <text:list-item>
                      <text:p text:style-name="P174">Blocks traffic that isn’t part of an established session. ex...a TCP session starts with a 3-way handshake. If a stateful firewall detects TCP traffic without a corresponding 3-way handshake, it blocks the traffic as suspicious</text:p>
                    </text:list-item>
                  </text:list>
                </text:list-item>
                <text:list-item>
                  <text:p text:style-name="P175">Common issue with stateless Firewalls is misconfigured ACL’s</text:p>
                </text:list-item>
              </text:list>
            </text:list-item>
            <text:list-item>
              <text:p text:style-name="P176">Web Application Firewall<text:span text:style-name="T21"> (WAF)</text:span></text:p>
              <text:list>
                <text:list-item>
                  <text:p text:style-name="P177">firewall specifically designed to protect a web application, which is commonly hosted on a web server</text:p>
                </text:list-item>
                <text:list-item>
                  <text:p text:style-name="P177">Plac<text:span text:style-name="T22">ed between a web application and a client</text:span></text:p>
                </text:list-item>
                <text:list-item>
                  <text:p text:style-name="P178">can be a stand-alone appliance or software added to another device</text:p>
                </text:list-item>
                <text:list-item>
                  <text:p text:style-name="P179">WAF would NOT be used in place of a network-based firewall</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3-04T20:56:01.116000000</dc:date>
    <meta:editing-duration>P5DT17H27M22S</meta:editing-duration>
    <meta:editing-cycles>392</meta:editing-cycles>
    <meta:document-statistic meta:table-count="0" meta:image-count="0" meta:object-count="0" meta:page-count="10" meta:paragraph-count="318" meta:word-count="3894" meta:character-count="22037" meta:non-whitespace-character-count="18734"/>
  </office:meta>
</office:document-meta>
</file>